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0000" style:font-name="Courier New" fo:font-size="10pt" style:font-size-asian="10pt" style:font-size-complex="10pt"/>
    </style:style>
    <style:style style:name="P2" style:family="paragraph" style:parent-style-name="Standard">
      <style:text-properties style:font-name="Courier New" fo:font-size="10pt" style:font-size-asian="10pt" style:font-size-complex="10pt"/>
    </style:style>
    <style:style style:name="P3" style:family="paragraph" style:parent-style-name="Standard">
      <style:text-properties fo:color="#ff3333" style:font-name="Courier New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5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font-name="Courier New" fo:font-size="10pt" style:font-size-asian="10pt" style:font-size-complex="10pt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fo:color="#800000" style:font-name="Courier New" fo:font-size="10pt" style:font-size-asian="10pt" style:font-size-complex="10pt"/>
    </style:style>
    <style:style style:name="P7" style:family="paragraph" style:parent-style-name="Standard">
      <style:paragraph-properties fo:background-color="transparent" fo:padding="0.074cm" fo:border-left="none" fo:border-right="none" fo:border-top="none" fo:border-bottom="0.035cm solid #000000" style:join-border="false">
        <style:background-image/>
      </style:paragraph-properties>
    </style:style>
    <style:style style:name="P8" style:family="paragraph" style:parent-style-name="Standard">
      <style:paragraph-properties fo:background-color="transparent" fo:padding="0.074cm" fo:border-left="none" fo:border-right="none" fo:border-top="none" fo:border-bottom="0.035cm solid #000000" style:join-border="false">
        <style:background-image/>
      </style:paragraph-properties>
      <style:text-properties fo:color="#800000" style:font-name="Courier New" fo:font-size="10pt" style:font-size-asian="10pt" style:font-size-complex="10pt"/>
    </style:style>
    <style:style style:name="P9" style:family="paragraph" style:parent-style-name="Preformatted_20_Text">
      <style:paragraph-properties style:line-height-at-least="0.556cm" fo:text-align="start" style:justify-single-word="false" fo:orphans="2" fo:widows="2" fo:background-color="transparent" fo:padding="0cm" fo:border="none">
        <style:background-image/>
      </style:paragraph-properties>
    </style:style>
    <style:style style:name="P10" style:family="paragraph" style:parent-style-name="Preformatted_20_Text">
      <style:paragraph-properties style:line-height-at-least="0.556cm" fo:text-align="start" style:justify-single-word="false" fo:orphans="2" fo:widows="2" fo:background-color="transparent" fo:padding="0cm" fo:border="none">
        <style:background-image/>
      </style:paragraph-properties>
      <style:text-properties fo:color="#800000" style:font-name="Courier New" fo:font-size="10pt" style:font-size-asian="10pt" style:font-size-complex="10pt"/>
    </style:style>
    <style:style style:name="P11" style:family="paragraph" style:parent-style-name="Text_20_body">
      <style:paragraph-properties fo:margin-left="0cm" fo:margin-right="0cm" fo:orphans="2" fo:widows="2" fo:text-indent="0cm" style:auto-text-indent="false" fo:background-color="transparent">
        <style:background-image/>
      </style:paragraph-properties>
      <style:text-properties fo:color="#800000" style:font-name="Courier New" fo:font-size="10pt" style:font-size-asian="10pt" style:font-size-complex="10pt"/>
    </style:style>
    <style:style style:name="P12" style:family="paragraph" style:parent-style-name="Preformatted_20_Text">
      <style:paragraph-properties fo:margin-left="0cm" fo:margin-right="0cm" style:line-height-at-least="0.556cm" fo:text-align="start" style:justify-single-word="false" fo:orphans="2" fo:widows="2" fo:text-indent="0cm" style:auto-text-indent="false" fo:background-color="transparent" fo:padding="0cm" fo:border="none">
        <style:background-image/>
      </style:paragraph-properties>
    </style:style>
    <style:style style:name="P13" style:family="paragraph" style:parent-style-name="Preformatted_20_Text">
      <style:paragraph-properties fo:margin-left="0cm" fo:margin-right="0cm" style:line-height-at-least="0.556cm" fo:text-align="start" style:justify-single-word="false" fo:orphans="2" fo:widows="2" fo:text-indent="0cm" style:auto-text-indent="false" fo:background-color="transparent" fo:padding="0.074cm" fo:border-left="none" fo:border-right="none" fo:border-top="none" fo:border-bottom="0.035cm solid #000000" style:join-border="false">
        <style:background-image/>
      </style:paragraph-properties>
    </style:style>
    <style:style style:name="P14" style:family="paragraph" style:parent-style-name="Preformatted_20_Text">
      <style:paragraph-properties fo:margin-left="0cm" fo:margin-right="0cm" fo:margin-top="0cm" fo:margin-bottom="0.499cm" style:line-height-at-least="0.556cm" fo:text-align="start" style:justify-single-word="false" fo:orphans="2" fo:widows="2" fo:text-indent="0cm" style:auto-text-indent="false" fo:background-color="transparent" fo:padding="0cm" fo:border="none">
        <style:background-image/>
      </style:paragraph-properties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7" style:family="paragraph" style:parent-style-name="Preformatted_20_Text">
      <style:text-properties fo:font-variant="normal" fo:text-transform="none" fo:color="#000000" style:font-name="Courier New" fo:font-size="10pt" fo:letter-spacing="normal" fo:font-style="normal" fo:font-weight="normal" style:font-size-asian="10pt" style:font-size-complex="10pt"/>
    </style:style>
    <style:style style:name="P18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fo:letter-spacing="normal" fo:font-style="normal" fo:font-weight="normal"/>
    </style:style>
    <style:style style:name="P19" style:family="paragraph" style:parent-style-name="Preformatted_20_Text">
      <style:paragraph-properties fo:margin-top="0cm" fo:margin-bottom="0.499cm" style:line-height-at-least="0.556cm" fo:text-align="start" style:justify-single-word="false" fo:orphans="2" fo:widows="2" fo:background-color="transparent" fo:padding="0cm" fo:border="none">
        <style:background-image/>
      </style:paragraph-properties>
    </style:style>
    <style:style style:name="P20" style:family="paragraph" style:parent-style-name="Preformatted_20_Text">
      <style:paragraph-properties fo:margin-top="0cm" fo:margin-bottom="0.499cm" style:line-height-at-least="0.556cm" fo:text-align="start" style:justify-single-word="false" fo:orphans="2" fo:widows="2" fo:background-color="transparent" fo:padding="0cm" fo:border="none">
        <style:background-image/>
      </style:paragraph-properties>
      <style:text-properties fo:color="#800000" style:font-name="Courier New" fo:font-size="10pt" style:font-size-asian="10pt" style:font-size-complex="10pt"/>
    </style:style>
    <style:style style:name="P21" style:family="paragraph" style:parent-style-name="Standard">
      <style:text-properties fo:color="#800000" style:font-name="Courier New" fo:font-size="10pt" style:font-size-asian="10pt" style:font-size-complex="10pt"/>
    </style:style>
    <style:style style:name="P22" style:family="paragraph" style:parent-style-name="Standard">
      <style:text-properties fo:color="#ff3333" style:font-name="Courier New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color="#800000" style:font-name="Courier New" fo:font-size="10pt" style:font-size-asian="10pt" style:font-size-complex="10pt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color="#800000" style:font-name="Courier New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800000" style:font-name="Courier New" fo:font-size="10pt" fo:letter-spacing="normal" style:font-size-asian="10pt" style:font-size-complex="10pt"/>
    </style:style>
    <style:style style:name="T5" style:family="text">
      <style:text-properties fo:font-variant="normal" fo:text-transform="none" fo:color="#333333" style:font-name="Consolas" fo:font-size="9.75pt" fo:letter-spacing="normal" fo:font-style="normal" fo:font-weight="normal"/>
    </style:style>
    <style:style style:name="T6" style:family="text">
      <style:text-properties style:font-name="Courier New" fo:font-size="10pt" style:font-size-asian="10pt" style:font-size-complex="10pt"/>
    </style:style>
    <style:style style:name="T7" style:family="text">
      <style:text-properties fo:color="#333333"/>
    </style:style>
    <style:style style:name="T8" style:family="text">
      <style:text-properties fo:color="#333333" style:font-name="Courier New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import carrinho from './carrinho.js'</text:p>
      <text:p text:style-name="P2"/>
      <text:p text:style-name="P2">const carrinho = [</text:p>
      <text:p text:style-name="P2"><text:s text:c="2"/>{ <text:s/>nome: 'Gears 5', qnt: 1, valor: 199 },</text:p>
      <text:p text:style-name="P2"><text:s text:c="2"/>{ <text:s/>nome: 'Halo: MCC', qnt: 1, valor: 149 },</text:p>
      <text:p text:style-name="P2"><text:s text:c="2"/>{ <text:s/>nome: 'Quantum Break', qnt: 1, valor: 99 }</text:p>
      <text:p text:style-name="P2">];</text:p>
      <text:p text:style-name="P2"/>
      <text:p text:style-name="P2">export default carrinho;</text:p>
      <text:p text:style-name="P2"/>
      <text:p text:style-name="P2">import imprimirItem from './impressaoProdutos.js';</text:p>
      <text:p text:style-name="P2"/>
      <text:p text:style-name="P2">function imprimirItem( produto, index ) {</text:p>
      <text:p text:style-name="P2"><text:s text:c="2"/>let texto = index + ' - ';</text:p>
      <text:p text:style-name="P2"><text:s text:c="2"/>texto += produto.qnt + ' UN - ';</text:p>
      <text:p text:style-name="P2"><text:s text:c="2"/>texto += produto.nome + ' - ';</text:p>
      <text:p text:style-name="P2"><text:s text:c="2"/>texto += 'R$ ' + produto.valor + ' - ';</text:p>
      <text:p text:style-name="P2"><text:s text:c="2"/>texto += 'R$ ' + produto.qnt * produto.valor;</text:p>
      <text:p text:style-name="P2"/>
      <text:p text:style-name="P2"><text:s text:c="2"/>console.log( texto );</text:p>
      <text:p text:style-name="P2">}</text:p>
      <text:p text:style-name="P2"/>
      <text:p text:style-name="P2">carrinho.forEach(imprimirItem);</text:p>
      <text:p text:style-name="P2"/>
      <text:p text:style-name="P2">export default imprimirItem;</text:p>
      <text:p text:style-name="P8"/>
      <text:p text:style-name="P6"/>
      <text:p text:style-name="P6"/>
      <text:p text:style-name="P6"/>
      <text:p text:style-name="P2"/>
      <text:p text:style-name="P2">let jogos = [</text:p>
      <text:p text:style-name="P2"><text:s text:c="4"/>{jogo: 'Gears of War', estudio: 'The Coalition'},</text:p>
      <text:p text:style-name="P2"><text:s text:c="4"/>{jogo: 'Pillars of Eternity', estudio: 'Obsidian'},</text:p>
      <text:p text:style-name="P2"><text:s text:c="4"/>{jogo: 'Halo Inifinite', estudio: '343 Industries'},</text:p>
      <text:p text:style-name="P2"><text:s text:c="4"/>{jogo: 'The Outer Worlds', estudio: 'Obsidian'},</text:p>
      <text:p text:style-name="P2"><text:s text:c="4"/>{jogo: 'Avowed', estudio: 'Obsidian'}</text:p>
      <text:p text:style-name="P2">];</text:p>
      <text:p text:style-name="P2"/>
      <text:p text:style-name="P2">export default jogos;</text:p>
      <text:p text:style-name="P2"/>
      <text:p text:style-name="P2"/>
      <text:p text:style-name="P2">function verificaEstudio(jogo)</text:p>
      <text:p text:style-name="P2">{</text:p>
      <text:p text:style-name="P2"><text:s text:c="4"/>return (jogo.estudio == 'Obsidian' );</text:p>
      <text:p text:style-name="P2">}</text:p>
      <text:p text:style-name="P2"/>
      <text:p text:style-name="P2">export default verificaEstudio;</text:p>
      <text:p text:style-name="P2"/>
      <text:p text:style-name="P2"/>
      <text:p text:style-name="P2">import jogos from './dadosJogos.js';</text:p>
      <text:p text:style-name="P2">import verificaEstudio from './filtraEstudio.js';</text:p>
      <text:p text:style-name="P2"/>
      <text:p text:style-name="P2">let jogosObsidian = jogos.filter(verificaEstudio);</text:p>
      <text:p text:style-name="P2"/>
      <text:p text:style-name="P2">jogosObsidian.forEach(jogo =&gt; {</text:p>
      <text:p text:style-name="P2"><text:s text:c="4"/>console.log(jogo.jogo);</text:p>
      <text:p text:style-name="P2">});</text:p>
      <text:p text:style-name="P8"/>
      <text:p text:style-name="P8"/>
      <text:p text:style-name="P6"/>
      <text:p text:style-name="P6"/>
      <text:p text:style-name="P6"/>
      <text:p text:style-name="P2"><text:soft-page-break/></text:p>
      <text:p text:style-name="P2">let funcionarios = [</text:p>
      <text:p text:style-name="P2">{nome: 'Gustavo', idade: 23},</text:p>
      <text:p text:style-name="P2">{nome: 'Sophia',idade: 32},</text:p>
      <text:p text:style-name="P2">{nome: 'Matheus', idade: 28},</text:p>
      <text:p text:style-name="P2">{nome: 'Letícia', idade: 37}</text:p>
      <text:p text:style-name="P2">];</text:p>
      <text:p text:style-name="P2"/>
      <text:p text:style-name="P2">export default funcionarios;</text:p>
      <text:p text:style-name="P2"/>
      <text:p text:style-name="P2">//dadosFunctionarios.js</text:p>
      <text:p text:style-name="P2"/>
      <text:p text:style-name="P2">function verificaFuncionariosIdade(funcionario) {</text:p>
      <text:p text:style-name="P2"><text:s text:c="4"/>return (funcionario.idade &gt; 30);</text:p>
      <text:p text:style-name="P2">}</text:p>
      <text:p text:style-name="P2"/>
      <text:p text:style-name="P2">function filtraFuncionariosIdade(funcionarios)</text:p>
      <text:p text:style-name="P2">{</text:p>
      <text:p text:style-name="P2"><text:s text:c="4"/>let funcionariosFiltro = funcionarios.filter(verificaFuncionariosIdade);</text:p>
      <text:p text:style-name="P2"/>
      <text:p text:style-name="P2"><text:s text:c="4"/>return funcionariosFiltro;</text:p>
      <text:p text:style-name="P2">}</text:p>
      <text:p text:style-name="P2"/>
      <text:p text:style-name="P2">function retornaNomesFuncionarios(funcionarios)</text:p>
      <text:p text:style-name="P2">{</text:p>
      <text:p text:style-name="P2"><text:s text:c="4"/>let nomes = funcionarios.map(funcionario =&gt; funcionario.nome);</text:p>
      <text:p text:style-name="P2"><text:s text:c="4"/>return nomes;</text:p>
      <text:p text:style-name="P2">}</text:p>
      <text:p text:style-name="P2"/>
      <text:p text:style-name="P2">function imprimeNomesFuncionarios ( arrayNomes )</text:p>
      <text:p text:style-name="P2">{</text:p>
      <text:p text:style-name="P2"><text:s text:c="4"/>arrayNomes.forEach(nome =&gt; {</text:p>
      <text:p text:style-name="P2"><text:s text:c="8"/>console.log(nome);</text:p>
      <text:p text:style-name="P2"><text:s text:c="4"/>});</text:p>
      <text:p text:style-name="P2">}</text:p>
      <text:p text:style-name="P2"/>
      <text:p text:style-name="P2">export {filtraFuncionariosIdade, retornaNomesFuncionarios, imprimeNomesFuncionarios};</text:p>
      <text:p text:style-name="P2"/>
      <text:p text:style-name="P2">trataDadosFuncionarios.js</text:p>
      <text:p text:style-name="P2"/>
      <text:p text:style-name="P2">import funcionarios from './funcionarios.js';</text:p>
      <text:p text:style-name="P2">import {filtraFuncionariosIdade, retornaNomesFuncionarios, imprimeNomesFuncionarios} from './trataDadosFuncionarios.js';</text:p>
      <text:p text:style-name="P2"/>
      <text:p text:style-name="P2">let fundionariosIdade = filtraFuncionariosIdade(funcionarios);</text:p>
      <text:p text:style-name="P2">let nomesFuncionarios = retornaNomesFuncionarios(fundionariosIdade);</text:p>
      <text:p text:style-name="P2">imprimeNomesFuncionarios(nomesFuncionarios);</text:p>
      <text:p text:style-name="P8"/>
      <text:p text:style-name="P8"/>
      <text:p text:style-name="P12"><text:span text:style-name="Source_20_Text"><text:span text:style-name="T3"/></text:span></text:p>
      <text:p text:style-name="P12"><text:span text:style-name="Source_20_Text"><text:span text:style-name="T3"/></text:span></text:p>
      <text:p text:style-name="P12"><text:span text:style-name="Source_20_Text"><text:span text:style-name="T3">let alunos = [</text:span></text:span></text:p>
      <text:p text:style-name="P12"><text:span text:style-name="Source_20_Text"><text:span text:style-name="T3">{nome: 'Clara', idade: 18},</text:span></text:span></text:p>
      <text:p text:style-name="P12"><text:span text:style-name="Source_20_Text"><text:span text:style-name="T3">{nome: 'Milena',idade: 19},</text:span></text:span></text:p>
      <text:p text:style-name="P12"><text:span text:style-name="Source_20_Text"><text:span text:style-name="T3">{nome: 'Rodrigo', idade: 17},</text:span></text:span></text:p>
      <text:p text:style-name="P12"><text:span text:style-name="Source_20_Text"><text:span text:style-name="T3">{nome: 'Thiago', idade: 19}</text:span></text:span></text:p>
      <text:p text:style-name="P12"><text:span text:style-name="Source_20_Text"><text:span text:style-name="T3">];</text:span></text:span></text:p>
      <text:p text:style-name="P12"><text:span text:style-name="Source_20_Text"><text:span text:style-name="T3"/></text:span></text:p>
      <text:p text:style-name="P12"><text:soft-page-break/><text:span text:style-name="Source_20_Text"><text:span text:style-name="T3">//export default alunos;</text:span></text:span></text:p>
      <text:p text:style-name="P12"><text:span text:style-name="Source_20_Text"><text:span text:style-name="T3"/></text:span></text:p>
      <text:p text:style-name="P12"><text:span text:style-name="Source_20_Text"><text:span text:style-name="T3">//dadosAlunos.js</text:span></text:span></text:p>
      <text:p text:style-name="P12"><text:span text:style-name="Source_20_Text"><text:span text:style-name="T3"/></text:span></text:p>
      <text:p text:style-name="P12"><text:span text:style-name="Source_20_Text"><text:span text:style-name="T3">function verificaAlunosMaiores(aluno) {</text:span></text:span></text:p>
      <text:p text:style-name="P12"><text:span text:style-name="Source_20_Text"><text:span text:style-name="T3"><text:s text:c="4"/>return (aluno.idade &gt; 18);</text:span></text:span></text:p>
      <text:p text:style-name="P12"><text:span text:style-name="Source_20_Text"><text:span text:style-name="T3">}</text:span></text:span></text:p>
      <text:p text:style-name="P12"><text:span text:style-name="Source_20_Text"><text:span text:style-name="T3"/></text:span></text:p>
      <text:p text:style-name="P12"><text:span text:style-name="Source_20_Text"><text:span text:style-name="T3">function filtraAlunosMaiores(alunos)</text:span></text:span></text:p>
      <text:p text:style-name="P12"><text:span text:style-name="Source_20_Text"><text:span text:style-name="T3">{</text:span></text:span></text:p>
      <text:p text:style-name="P12"><text:span text:style-name="Source_20_Text"><text:span text:style-name="T3"><text:s text:c="4"/>let alunosFiltro = alunos.filter(verificaAlunosMaiores);</text:span></text:span></text:p>
      <text:p text:style-name="P12"><text:span text:style-name="Source_20_Text"><text:span text:style-name="T3"/></text:span></text:p>
      <text:p text:style-name="P12"><text:span text:style-name="Source_20_Text"><text:span text:style-name="T3"><text:s text:c="4"/>return alunosFiltro ;</text:span></text:span></text:p>
      <text:p text:style-name="P12"><text:span text:style-name="Source_20_Text"><text:span text:style-name="T3">}</text:span></text:span></text:p>
      <text:p text:style-name="P12"><text:span text:style-name="Source_20_Text"><text:span text:style-name="T3"/></text:span></text:p>
      <text:p text:style-name="P12"><text:span text:style-name="Source_20_Text"><text:span text:style-name="T3">function retornaNomesAlunos(alunos)</text:span></text:span></text:p>
      <text:p text:style-name="P12"><text:span text:style-name="Source_20_Text"><text:span text:style-name="T3">{</text:span></text:span></text:p>
      <text:p text:style-name="P12"><text:span text:style-name="Source_20_Text"><text:span text:style-name="T3"><text:s text:c="4"/>let nomes = alunos.map(aluno =&gt; aluno.nome);</text:span></text:span></text:p>
      <text:p text:style-name="P12"><text:span text:style-name="Source_20_Text"><text:span text:style-name="T3"><text:s text:c="4"/></text:span></text:span></text:p>
      <text:p text:style-name="P12"><text:span text:style-name="Source_20_Text"><text:span text:style-name="T3">return nomes;</text:span></text:span></text:p>
      <text:p text:style-name="P12"><text:span text:style-name="Source_20_Text"><text:span text:style-name="T3">}</text:span></text:span></text:p>
      <text:p text:style-name="P12"><text:span text:style-name="Source_20_Text"><text:span text:style-name="T3"/></text:span></text:p>
      <text:p text:style-name="P12"><text:span text:style-name="Source_20_Text"><text:span text:style-name="T3">function imprimeNomesAlunos(arrayNomes)</text:span></text:span></text:p>
      <text:p text:style-name="P12"><text:span text:style-name="Source_20_Text"><text:span text:style-name="T3"/></text:span></text:p>
      <text:p text:style-name="P12"><text:span text:style-name="Source_20_Text"><text:span text:style-name="T3">{</text:span></text:span></text:p>
      <text:p text:style-name="P12"><text:span text:style-name="Source_20_Text"><text:span text:style-name="T3"><text:s text:c="4"/>arrayNomes.forEach(nome =&gt; {</text:span></text:span></text:p>
      <text:p text:style-name="P12"><text:span text:style-name="Source_20_Text"><text:span text:style-name="T3"><text:s text:c="8"/>console.log(nome);</text:span></text:span></text:p>
      <text:p text:style-name="P12"><text:span text:style-name="Source_20_Text"><text:span text:style-name="T3"><text:s text:c="4"/>});</text:span></text:span></text:p>
      <text:p text:style-name="P12"><text:span text:style-name="Source_20_Text"><text:span text:style-name="T3">}</text:span></text:span></text:p>
      <text:p text:style-name="P12"><text:span text:style-name="Source_20_Text"><text:span text:style-name="T3"/></text:span></text:p>
      <text:p text:style-name="P12"><text:span text:style-name="Source_20_Text"><text:span text:style-name="T3">//export {filtraAlunosMaiores, retornaNomesAlunos, imprimeNomesAlunos};</text:span></text:span></text:p>
      <text:p text:style-name="P12"><text:span text:style-name="Source_20_Text"><text:span text:style-name="T3"/></text:span></text:p>
      <text:p text:style-name="P12"><text:span text:style-name="Source_20_Text"><text:span text:style-name="T3">//trataDadosAlunos.js</text:span></text:span></text:p>
      <text:p text:style-name="P12"><text:span text:style-name="Source_20_Text"><text:span text:style-name="T3"/></text:span></text:p>
      <text:p text:style-name="P12"><text:span text:style-name="Source_20_Text"><text:span text:style-name="T3">//import alunos from './dadosAlunos.js';</text:span></text:span></text:p>
      <text:p text:style-name="P12"><text:span text:style-name="Source_20_Text"><text:span text:style-name="T3">//import {filtraAlunosMaiores, retornaNomesAlunos, imprimeNomesAlunos} from './trataDadosAlunos.js';</text:span></text:span></text:p>
      <text:p text:style-name="P12"><text:span text:style-name="Source_20_Text"><text:span text:style-name="T3"/></text:span></text:p>
      <text:p text:style-name="P12"><text:span text:style-name="Source_20_Text"><text:span text:style-name="T3">let alunosMaiores = filtraAlunosMaiores(alunos);</text:span></text:span></text:p>
      <text:p text:style-name="P12"><text:span text:style-name="Source_20_Text"><text:span text:style-name="T3">let nomesAlunos = retornaNomesAlunos(alunosMaiores);</text:span></text:span></text:p>
      <text:p text:style-name="P13"><text:span text:style-name="Source_20_Text"><text:span text:style-name="T3">imprimeNomesAlunos(nomesAlunos);</text:span></text:span></text:p>
      <text:p text:style-name="P13"><text:span text:style-name="Source_20_Text"><text:span text:style-name="T3"/></text:span></text:p>
      <text:p text:style-name="P12"><text:span text:style-name="Source_20_Text"><text:span text:style-name="T3"/></text:span></text:p>
      <text:p text:style-name="P12"><text:span text:style-name="Source_20_Text"><text:span text:style-name="T3"/></text:span></text:p>
      <text:p text:style-name="P12"><text:span text:style-name="Source_20_Text"><text:span text:style-name="T3"/></text:span></text:p>
      <text:p text:style-name="P12"><text:soft-page-break/><text:span text:style-name="Source_20_Text"><text:span text:style-name="T3">let eleicao = [</text:span></text:span></text:p>
      <text:p text:style-name="P9"><text:span text:style-name="Source_20_Text"><text:span text:style-name="T4"><text:s text:c="4"/></text:span></text:span><text:span text:style-name="Source_20_Text"><text:span text:style-name="T3">{nome: 'Candidato A', votos: 25},</text:span></text:span></text:p>
      <text:p text:style-name="P9"><text:span text:style-name="Source_20_Text"><text:span text:style-name="T4"><text:s text:c="4"/></text:span></text:span><text:span text:style-name="Source_20_Text"><text:span text:style-name="T3">{nome: 'Candidato B', votos: 37},</text:span></text:span></text:p>
      <text:p text:style-name="P9"><text:span text:style-name="Source_20_Text"><text:span text:style-name="T3">];</text:span></text:span></text:p>
      <text:p text:style-name="P10"/>
      <text:p text:style-name="P19"><text:span text:style-name="Source_20_Text"><text:span text:style-name="T3">export default eleicao;</text:span></text:span></text:p>
      <text:p text:style-name="P11"><text:line-break/><text:span text:style-name="T2">dadosEleicao.js</text:span></text:p>
      <text:p text:style-name="P12"><text:span text:style-name="Source_20_Text"><text:span text:style-name="T3">function imprimeVotosCandidatos(eleicao)</text:span></text:span></text:p>
      <text:p text:style-name="P9"><text:span text:style-name="Source_20_Text"><text:span text:style-name="T3">{</text:span></text:span></text:p>
      <text:p text:style-name="P9"><text:span text:style-name="Source_20_Text"><text:span text:style-name="T4"><text:s text:c="4"/></text:span></text:span><text:span text:style-name="Source_20_Text"><text:span text:style-name="T3">eleicao.forEach(voto =&gt; {</text:span></text:span></text:p>
      <text:p text:style-name="P9"><text:span text:style-name="Source_20_Text"><text:span text:style-name="T4"><text:s text:c="8"/></text:span></text:span><text:span text:style-name="Source_20_Text"><text:span text:style-name="T3">console.log(voto.nome +' - '+voto.votos);</text:span></text:span></text:p>
      <text:p text:style-name="P9"><text:span text:style-name="Source_20_Text"><text:span text:style-name="T4"><text:s text:c="4"/></text:span></text:span><text:span text:style-name="Source_20_Text"><text:span text:style-name="T3">});</text:span></text:span></text:p>
      <text:p text:style-name="P9"><text:span text:style-name="Source_20_Text"><text:span text:style-name="T3">}</text:span></text:span></text:p>
      <text:p text:style-name="P10"/>
      <text:p text:style-name="P14"><text:span text:style-name="Source_20_Text"><text:span text:style-name="T3">function imprimeCandidatoEleito(eleicao)</text:span></text:span></text:p>
      <text:p text:style-name="P9"><text:span text:style-name="Source_20_Text"><text:span text:style-name="T3">{</text:span></text:span></text:p>
      <text:p text:style-name="P9"><text:span text:style-name="Source_20_Text"><text:span text:style-name="T4"><text:s text:c="4"/></text:span></text:span><text:span text:style-name="Source_20_Text"><text:span text:style-name="T3">let votosA = eleicao[0].votos;</text:span></text:span></text:p>
      <text:p text:style-name="P9"><text:span text:style-name="Source_20_Text"><text:span text:style-name="T4"><text:s text:c="4"/></text:span></text:span><text:span text:style-name="Source_20_Text"><text:span text:style-name="T3">let votosB = eleicao[1].votos;</text:span></text:span></text:p>
      <text:p text:style-name="P10"/>
      <text:p text:style-name="P9"><text:span text:style-name="Source_20_Text"><text:span text:style-name="T4"><text:s text:c="4"/></text:span></text:span><text:span text:style-name="Source_20_Text"><text:span text:style-name="T3">let eleito = (votosA &gt; votosB) ? 'Candidato A' : 'Candidato B';</text:span></text:span></text:p>
      <text:p text:style-name="P10"/>
      <text:p text:style-name="P9"><text:span text:style-name="Source_20_Text"><text:span text:style-name="T4"><text:s text:c="4"/></text:span></text:span><text:span text:style-name="Source_20_Text"><text:span text:style-name="T3">console.log(eleito);</text:span></text:span></text:p>
      <text:p text:style-name="P9"><text:span text:style-name="Source_20_Text"><text:span text:style-name="T3">}</text:span></text:span></text:p>
      <text:p text:style-name="P10"/>
      <text:p text:style-name="P14"><text:span text:style-name="Source_20_Text"><text:span text:style-name="T3">export {imprimeVotosCandidatos, imprimeCandidatoEleito};</text:span></text:span></text:p>
      <text:p text:style-name="P11"><text:line-break/><text:span text:style-name="T2">imprimeDadosEleicao.js</text:span></text:p>
      <text:p text:style-name="P14"><text:span text:style-name="Source_20_Text"><text:span text:style-name="T3">import eleicao from './dadosEleicao.js';</text:span></text:span></text:p>
      <text:p text:style-name="P9"><text:span text:style-name="Source_20_Text"><text:span text:style-name="T3">import {imprimeVotosCandidatos, imprimeCandidatoEleito} from './imprimeDadosEleicao.js';</text:span></text:span></text:p>
      <text:p text:style-name="P10"/>
      <text:p text:style-name="P9"><text:span text:style-name="Source_20_Text"><text:span text:style-name="T3">imprimeVotosCandidatos(eleicao);</text:span></text:span></text:p>
      <text:p text:style-name="Standard"><text:span text:style-name="Source_20_Text"><text:span text:style-name="T3">imprimeCandidatoEleito(eleicao);</text:span></text:span></text:p>
      <text:p text:style-name="P8"/>
      <text:p text:style-name="P7"/>
      <text:p text:style-name="Standard"/>
      <text:p text:style-name="Standard"/>
      <text:p text:style-name="Standard"/>
      <text:p text:style-name="Standard"/>
      <text:p text:style-name="Standard"><text:span text:style-name="Source_20_Text"><text:span text:style-name="T3">const itensCarrinho = [</text:span></text:span></text:p>
      <text:p text:style-name="P19"><text:span text:style-name="Source_20_Text"><text:span text:style-name="T3"><text:s text:c="2"/>{ id: 1, nome: 'Açucar', qnt: 2, valor: 2.00 },</text:span></text:span></text:p>
      <text:p text:style-name="P19"><text:span text:style-name="Source_20_Text"><text:span text:style-name="T3"><text:s text:c="2"/>{ id: 2, nome: 'Álcool 70', qnt: 3, valor: 9.95 },</text:span></text:span></text:p>
      <text:p text:style-name="P19"><text:soft-page-break/><text:span text:style-name="Source_20_Text"><text:span text:style-name="T3"><text:s text:c="2"/>{ id: 3, nome: 'Luvas descartáveis', qnt: 50, valor: 2.50 },</text:span></text:span></text:p>
      <text:p text:style-name="P19"><text:span text:style-name="Source_20_Text"><text:span text:style-name="T3"><text:s text:c="2"/>{ id: 3, nome: 'Papel toalha', qnt: 1, valor: 2.00 },</text:span></text:span></text:p>
      <text:p text:style-name="P19"><text:span text:style-name="Source_20_Text"><text:span text:style-name="T3">];</text:span></text:span></text:p>
      <text:p text:style-name="P19"><text:span text:style-name="Source_20_Text"><text:span text:style-name="T3">function somarValor (total, itemCarrinho) {</text:span></text:span></text:p>
      <text:p text:style-name="P19"><text:span text:style-name="Source_20_Text"><text:span text:style-name="T3"><text:s text:c="2"/>const valorTotal = itemCarrinho.qnt * itemCarrinho.valor;</text:span></text:span></text:p>
      <text:p text:style-name="P19"><text:span text:style-name="Source_20_Text"><text:span text:style-name="T3"><text:s text:c="2"/>return total + valorTotal;</text:span></text:span></text:p>
      <text:p text:style-name="P19"><text:span text:style-name="Source_20_Text"><text:span text:style-name="T3">}</text:span></text:span></text:p>
      <text:p text:style-name="P19"><text:span text:style-name="Source_20_Text"><text:span text:style-name="T3">const valorAPagar = itensCarrinho.reduce(somarValor, 0);</text:span></text:span></text:p>
      <text:p text:style-name="Standard"><text:span text:style-name="Source_20_Text"><text:span text:style-name="T3">console.log(valorAPagar);</text:span></text:span></text:p>
      <text:p text:style-name="P8"/>
      <text:p text:style-name="P8"><text:span text:style-name="Source_20_Text"><text:span text:style-name="T3"/></text:span></text:p>
      <text:p text:style-name="Standard"><text:span text:style-name="Source_20_Text"><text:span text:style-name="T3"/></text:span></text:p>
      <text:p text:style-name="Standard"><text:span text:style-name="Source_20_Text"><text:span text:style-name="T3"/></text:span></text:p>
      <text:p text:style-name="Standard"><text:span text:style-name="Source_20_Text"><text:span text:style-name="T3"/></text:span></text:p>
      <text:p text:style-name="Standard"><text:span text:style-name="Source_20_Text"><text:span text:style-name="T3"/></text:span></text:p>
      <text:p text:style-name="P1">function converteParaQuilos(pesoLibras)</text:p>
      <text:p text:style-name="P20">{</text:p>
      <text:p text:style-name="P20"><text:s text:c="4"/>let pesoQuilos = pesoLibras * 0.45;</text:p>
      <text:p text:style-name="P20"><text:s text:c="4"/>return pesoQuilos;</text:p>
      <text:p text:style-name="P20">}</text:p>
      <text:p text:style-name="P20">export default converteParaQuilos;</text:p>
      <text:p text:style-name="P20">//calculadoraPeso.js</text:p>
      <text:p text:style-name="P20">import converteParaQuilos from "./calculadoraPeso.js";</text:p>
      <text:p text:style-name="P20">let libras= 40;</text:p>
      <text:p text:style-name="P20">let quilos = converteParaQuilos(libras);</text:p>
      <text:p text:style-name="P1">console.log(quilos);</text:p>
      <text:p text:style-name="P8"/>
      <text:p text:style-name="P8"/>
      <text:p text:style-name="P1"/>
      <text:p text:style-name="P1"/>
      <text:p text:style-name="P1"/>
      <text:p text:style-name="P1"/>
      <text:p text:style-name="P20">const dataAtual = new Date();</text:p>
      <text:p text:style-name="P20"><text:soft-page-break/>const dataEvento = new Date ('2077-12-25T00:00');</text:p>
      <text:p text:style-name="P20">const timestampAtual = dataAtual.getTime();</text:p>
      <text:p text:style-name="P20">const timestampEvento = dataEvento.getTime();</text:p>
      <text:p text:style-name="P20">const diferenca = timestampEvento - timestampAtual;</text:p>
      <text:p text:style-name="P20">const segundos = diferenca / 1000;</text:p>
      <text:p text:style-name="P20">const minutos = segundos / 60;</text:p>
      <text:p text:style-name="P20">const horas = minutos / 60;</text:p>
      <text:p text:style-name="P1">console.log(horas);</text:p>
      <text:p text:style-name="P8"/>
      <text:p text:style-name="P8"/>
      <text:p text:style-name="P1"/>
      <text:p text:style-name="P1"/>
      <text:p text:style-name="P1"/>
      <text:p text:style-name="P1"/>
      <text:p text:style-name="P1">function calcula_media(nota_1, nota_2) {</text:p>
      <text:p text:style-name="P1"/>
      <text:p text:style-name="P1">let media = (nota_1 + nota_2) / 2;</text:p>
      <text:p text:style-name="P1">let status</text:p>
      <text:p text:style-name="P1"/>
      <text:p text:style-name="P1">if (media &gt;= 6) {</text:p>
      <text:p text:style-name="P1">status = 'Aluno Aprovado';</text:p>
      <text:p text:style-name="P1">}</text:p>
      <text:p text:style-name="P1">else {</text:p>
      <text:p text:style-name="P1">status = 'Aluno reprovado'</text:p>
      <text:p text:style-name="P1">}</text:p>
      <text:p text:style-name="P1"><text:s/>return status;</text:p>
      <text:p text:style-name="P1">}</text:p>
      <text:p text:style-name="P1"/>
      <text:p text:style-name="P1">let status_aluno_1 = calcula_media(7, 8);</text:p>
      <text:p text:style-name="P1">console.log(status_aluno_1);</text:p>
      <text:p text:style-name="P1"/>
      <text:p text:style-name="P1">let status_aluno_2 = calcula_media(3, 7);</text:p>
      <text:p text:style-name="P1">console.log(status_aluno_2);</text:p>
      <text:p text:style-name="P1"/>
      <text:p text:style-name="P3">ARROW FUNCTION</text:p>
      <text:p text:style-name="P1"/>
      <text:p text:style-name="P1">const calcula_media(nota_1, nota_2) =&gt; (nota_1 + nota_2) / 2;</text:p>
      <text:p text:style-name="P1"/>
      <text:p text:style-name="P1">let media_aluno = retorna_media(9, 8);</text:p>
      <text:p text:style-name="P1">console.log(“A media do aluno é: + media_aluno);</text:p>
      <text:p text:style-name="P23"/>
      <text:p text:style-name="P23"/>
      <text:p text:style-name="P1"/>
      <text:p text:style-name="P1"/>
      <text:p text:style-name="P1"/>
      <text:p text:style-name="P1"/>
      <text:p text:style-name="P1">let mangas = [</text:p>
      <text:p text:style-name="P20"><text:s text:c="4"/>{titulo: 'Naruto', editora: 'Panini'},</text:p>
      <text:p text:style-name="P20"><text:s text:c="4"/>{titulo: 'Edens Zero', editora: 'JBC'},</text:p>
      <text:p text:style-name="P20"><text:soft-page-break/><text:s text:c="4"/>{titulo: 'Nisekoi', editora: 'Panini'},</text:p>
      <text:p text:style-name="P20"><text:s text:c="4"/>{titulo: 'Hokuto no Ken', editora: 'JBC'}</text:p>
      <text:p text:style-name="P20">];</text:p>
      <text:p text:style-name="P20">export default mangas;</text:p>
      <text:p text:style-name="P20">//dadosMangas.js</text:p>
      <text:p text:style-name="P20">function verificaEditora(manga)</text:p>
      <text:p text:style-name="P20">{</text:p>
      <text:p text:style-name="P20"><text:s text:c="4"/>return (manga.editora == 'Panini');</text:p>
      <text:p text:style-name="P20">}</text:p>
      <text:p text:style-name="P20">export default verificaEditora;</text:p>
      <text:p text:style-name="P20">//filtraEditora.js</text:p>
      <text:p text:style-name="P20"/>
      <text:p text:style-name="P20">import mangas from './dadosMangas.js';</text:p>
      <text:p text:style-name="P20">import verificaEditora from './filtraEditora.js'</text:p>
      <text:p text:style-name="P20">;</text:p>
      <text:p text:style-name="P20">let mangasPanini = mangas.filter(verificaEditora);</text:p>
      <text:p text:style-name="P20">mangasPanini.forEach(manga =&gt; {</text:p>
      <text:p text:style-name="P20"><text:s text:c="4"/>console.log(manga.titulo);</text:p>
      <text:p text:style-name="P1">});</text:p>
      <text:p text:style-name="P8"/>
      <text:p text:style-name="P8"/>
      <text:p text:style-name="P20"/>
      <text:p text:style-name="P20"/>
      <text:p text:style-name="P20">let livros = [</text:p>
      <text:p text:style-name="P20"><text:s text:c="4"/>{titulo: 'Tenki no ko', autor: 'Makoto Shinkai'},</text:p>
      <text:p text:style-name="P20"><text:s text:c="4"/>{titulo: 'Toradora', autor: 'Yuyuko Takemia'},</text:p>
      <text:p text:style-name="P20"><text:soft-page-break/><text:s text:c="4"/>{titulo: 'Kimi no na wa', autor: 'Makoto Shinkai'},</text:p>
      <text:p text:style-name="P20"><text:s text:c="4"/>{titulo: 'A silent voice', autor: 'Yoshitoki Oima'},</text:p>
      <text:p text:style-name="P20"><text:s text:c="4"/>{titulo: '5 Centímetros por segundo', autor: 'Makoto Shinkai'}</text:p>
      <text:p text:style-name="P20">];</text:p>
      <text:p text:style-name="P20">//export default livros;</text:p>
      <text:p text:style-name="P20">//dadosLivros.js</text:p>
      <text:p text:style-name="P20">function verificaAutor(livro)</text:p>
      <text:p text:style-name="P20">{</text:p>
      <text:p text:style-name="P20">return (livro.autor == 'Makoto Shinkai');</text:p>
      <text:p text:style-name="P20">}</text:p>
      <text:p text:style-name="P20">//export default verificaAutor;</text:p>
      <text:p text:style-name="P20">//filtraAutor.js</text:p>
      <text:p text:style-name="P20">//import livros from './dadosLivros.js';</text:p>
      <text:p text:style-name="P20">//import verificaAutor from './filtraAutor.js';</text:p>
      <text:p text:style-name="P20"/>
      <text:p text:style-name="P20">let livrosMakotoShinkai = livros.filter(verificaAutor);</text:p>
      <text:p text:style-name="P20">livrosMakotoShinkai.forEach(livro =&gt; {</text:p>
      <text:p text:style-name="P20"><text:s text:c="4"/>console.log(livro.titulo);</text:p>
      <text:p text:style-name="P20">});</text:p>
      <text:p text:style-name="P1">//index.js</text:p>
      <text:p text:style-name="P8"/>
      <text:p text:style-name="P8"/>
      <text:p text:style-name="P20"/>
      <text:p text:style-name="P20"/>
      <text:p text:style-name="P20">let contas = [</text:p>
      <text:p text:style-name="P20"><text:s text:c="4"/>{cliente: "Marcos", saldo: 1200},</text:p>
      <text:p text:style-name="P20"><text:soft-page-break/><text:s text:c="4"/>{cliente: "Gilberto", saldo: 980},</text:p>
      <text:p text:style-name="P20"><text:s text:c="4"/>{cliente: "Marceli", saldo: 1400},</text:p>
      <text:p text:style-name="P20"><text:s text:c="4"/>{cliente: "Julia", saldo: 875},</text:p>
      <text:p text:style-name="P20"><text:s text:c="4"/>{cliente: "Larissa", saldo: 699},</text:p>
      <text:p text:style-name="P20"><text:s text:c="4"/>{cliente: "Alberto", saldo: 1005}</text:p>
      <text:p text:style-name="P20"><text:s text:c="4"/>];</text:p>
      <text:p text:style-name="P20">function verificaClientesFiltrados ( cliente )</text:p>
      <text:p text:style-name="P20">{</text:p>
      <text:p text:style-name="P20"><text:s text:c="4"/>return (cliente.saldo &gt; 1000);</text:p>
      <text:p text:style-name="P20">}</text:p>
      <text:p text:style-name="P20">let clientesFiltrados = contas.filter(verificaClientesFiltrados);</text:p>
      <text:p text:style-name="P20">clientesFiltrados.forEach(cliente =&gt; {</text:p>
      <text:p text:style-name="P20"><text:s text:c="4"/>console.log(cliente.cliente.toUpperCase()</text:p>
      <text:p text:style-name="P20">);</text:p>
      <text:p text:style-name="P1">});</text:p>
      <text:p text:style-name="P8"/>
      <text:p text:style-name="P8"/>
      <text:p text:style-name="P20"/>
      <text:p text:style-name="P20"/>
      <text:p text:style-name="P20">let personagens = [</text:p>
      <text:p text:style-name="P20"><text:s text:c="4"/>{nome: 'Master chief', proprietario: 'Microsoft'},</text:p>
      <text:p text:style-name="P20"><text:s text:c="4"/>{nome: 'Kratos', proprietario: 'Sony'},</text:p>
      <text:p text:style-name="P20"><text:s text:c="4"/>{nome: 'Marcus Fenix', proprietario: 'Microsoft'},</text:p>
      <text:p text:style-name="P20"><text:s text:c="4"/>{nome: 'Link', proprietario: 'Nintendo'}</text:p>
      <text:p text:style-name="P20">];</text:p>
      <text:p text:style-name="P20">export default personagens;</text:p>
      <text:p text:style-name="P20"><text:soft-page-break/>//dadosPersonagens.js</text:p>
      <text:p text:style-name="P20">function verificaProprietario(personagem)</text:p>
      <text:p text:style-name="P20">{</text:p>
      <text:p text:style-name="P20"><text:s text:c="4"/>return (personagem.proprietario == 'Microsoft');</text:p>
      <text:p text:style-name="P20">}</text:p>
      <text:p text:style-name="P20">export default verificaProprietario;</text:p>
      <text:p text:style-name="P20">//filtraProprietario.js</text:p>
      <text:p text:style-name="P20">import personagens from './dadosPersonagens.js';</text:p>
      <text:p text:style-name="P20">import verificaProprietario from './filtraProprietario.js';</text:p>
      <text:p text:style-name="P20">let personagensMicrosoft = personagens.filter(verificaProprietario);</text:p>
      <text:p text:style-name="P20"/>
      <text:p text:style-name="P20">personagensMicrosoft.forEach(personagem =&gt; {</text:p>
      <text:p text:style-name="P20"><text:s text:c="4"/>console.log(personagem.nome);</text:p>
      <text:p text:style-name="P1">});</text:p>
      <text:p text:style-name="P8"/>
      <text:p text:style-name="P8"/>
      <text:p text:style-name="P20"/>
      <text:p text:style-name="P20"/>
      <text:p text:style-name="P20">function validaCentimetro(centimetros)</text:p>
      <text:p text:style-name="P20">{</text:p>
      <text:p text:style-name="P20"><text:s text:c="3"/>let cmValido = false;</text:p>
      <text:p text:style-name="P20"><text:s text:c="3"/>if(centimetros &gt; 0)</text:p>
      <text:p text:style-name="P20"><text:s text:c="3"/>{</text:p>
      <text:p text:style-name="P20"><text:s text:c="7"/>cmValido = true;</text:p>
      <text:p text:style-name="P20"><text:s text:c="3"/>}</text:p>
      <text:p text:style-name="P20"><text:s text:c="3"/>return cmValido;</text:p>
      <text:p text:style-name="P20"><text:soft-page-break/>}</text:p>
      <text:p text:style-name="P20">//export default validaCentimetro;</text:p>
      <text:p text:style-name="P20"/>
      <text:p text:style-name="P20">//validaMedidas.js</text:p>
      <text:p text:style-name="P20">function converteParaMetros(centimetros)</text:p>
      <text:p text:style-name="P20">{</text:p>
      <text:p text:style-name="P20"><text:s text:c="4"/>let metros = centimetros / 100;</text:p>
      <text:p text:style-name="P20"><text:s text:c="4"/>return metros;</text:p>
      <text:p text:style-name="P20">}</text:p>
      <text:p text:style-name="P20">//export default converteParaMetros;</text:p>
      <text:p text:style-name="P20">//converteMedidas.js</text:p>
      <text:p text:style-name="P20">//import validaCentimetro from './validaMedidas.js';</text:p>
      <text:p text:style-name="P20">//import converteParaMetros from'./converteMedidas.js';</text:p>
      <text:p text:style-name="P20">let cm = 250;</text:p>
      <text:p text:style-name="P20">if(validaCentimetro(cm))</text:p>
      <text:p text:style-name="P20">{</text:p>
      <text:p text:style-name="P20"><text:s text:c="4"/>let m = converteParaMetros(cm);</text:p>
      <text:p text:style-name="P20"><text:s text:c="4"/>console.log(m);</text:p>
      <text:p text:style-name="P20">}</text:p>
      <text:p text:style-name="P20">else</text:p>
      <text:p text:style-name="P20">{</text:p>
      <text:p text:style-name="P20"><text:s text:c="4"/>console.log("O valor em centímetros deve ser maior que 0");</text:p>
      <text:p text:style-name="P20">}</text:p>
      <text:p text:style-name="P8"/>
      <text:p text:style-name="P8"/>
      <text:p text:style-name="P20"><text:soft-page-break/></text:p>
      <text:p text:style-name="P20"/>
      <text:p text:style-name="P20">//retornaAtividades.js</text:p>
      <text:p text:style-name="P20">const retornaAtividadeDia = () =&gt; {</text:p>
      <text:p text:style-name="P20"><text:s text:c="4"/>let data = new Date();</text:p>
      <text:p text:style-name="P20"><text:s text:c="4"/>let diaSemana = data.getDay();</text:p>
      <text:p text:style-name="P20"><text:s text:c="4"/>let atividades = ['Ver TB', 'Estudar', 'Desenhar', 'Jogar futebol', 'Jogar basquete', 'Correr', 'Jogar Xbox'];</text:p>
      <text:p text:style-name="P20"><text:s text:c="4"/>return atividades[diaSemana];</text:p>
      <text:p text:style-name="P20">}</text:p>
      <text:p text:style-name="P20">export default retornaAtividadeDia;</text:p>
      <text:p text:style-name="P20">//index.js</text:p>
      <text:p text:style-name="P20">import retornaAtividadeDia from './retornaAtividades.js';</text:p>
      <text:p text:style-name="P20">let atividadeDoDia = retornaAtividadeDia();</text:p>
      <text:p text:style-name="P23">console.log("Atividade do dia: "+atividadeDoDia);</text:p>
      <text:p text:style-name="P23"/>
      <text:p text:style-name="P1"/>
      <text:p text:style-name="P1"/>
      <text:p text:style-name="P1"/>
      <text:p text:style-name="P1"/>
      <text:p text:style-name="Standard"/>
      <text:p text:style-name="P20">let paginas = [</text:p>
      <text:p text:style-name="P20"><text:s text:c="4"/>{pagina: "Blog", acessos: 3450},</text:p>
      <text:p text:style-name="P20"><text:s text:c="4"/>{pagina: "Videos", acessos: 2820},</text:p>
      <text:p text:style-name="P20"><text:s text:c="4"/>{pagina: "Notícias", acessos: 950},</text:p>
      <text:p text:style-name="P20"><text:s text:c="4"/>{pagina: "Downloads", acessos: 835},</text:p>
      <text:p text:style-name="P20"><text:s text:c="4"/>{pagina: "Perfil", acessos: 4562}</text:p>
      <text:p text:style-name="P20"><text:s text:c="4"/>];</text:p>
      <text:p text:style-name="P20">export default paginas;</text:p>
      <text:p text:style-name="P20"><text:soft-page-break/>paginas.js</text:p>
      <text:p text:style-name="P20">function verificaMaisAcessadas(pagina)</text:p>
      <text:p text:style-name="P20">{</text:p>
      <text:p text:style-name="P20"><text:s text:c="4"/>return (pagina.acessos &gt;= 1000);</text:p>
      <text:p text:style-name="P20">}</text:p>
      <text:p text:style-name="P20">export default verificaMaisAcessadas;</text:p>
      <text:p text:style-name="P20">paginasMaisAcessadas.js</text:p>
      <text:p text:style-name="P20">import paginas from './paginas.js'</text:p>
      <text:p text:style-name="P20">import verificaMaisAcessadas from './paginasMaisAcessadas.js'</text:p>
      <text:p text:style-name="P20">let paginasMaisAcessadas = paginas.filter(verificaMaisAcessadas);</text:p>
      <text:p text:style-name="P20">paginasMaisAcessadas.forEach(pagina =&gt; {</text:p>
      <text:p text:style-name="P20"><text:s text:c="4"/>console.log(pagina.toUpperCase());</text:p>
      <text:p text:style-name="P20">});</text:p>
      <text:p text:style-name="P8"/>
      <text:p text:style-name="P8"/>
      <text:p text:style-name="P20"/>
      <text:p text:style-name="P20"/>
      <text:p text:style-name="P20"/>
      <text:p text:style-name="P20">let listaMontadoras = [];</text:p>
      <text:p text:style-name="P20">listaMontadoras.include('Fiat');</text:p>
      <text:p text:style-name="P20">listaMontadoras.include('Chevrolet');</text:p>
      <text:p text:style-name="P20">listaMontadoras.include('Ford');</text:p>
      <text:p text:style-name="P20">listaMontadoras.include('Toyota');</text:p>
      <text:p text:style-name="P20">listaMontadoras.forEach( montadora =&gt; {</text:p>
      <text:p text:style-name="P20"><text:tab/>console.log(montadora);</text:p>
      <text:p text:style-name="P20"><text:soft-page-break/>});</text:p>
      <text:p text:style-name="P8"/>
      <text:p text:style-name="P8"/>
      <text:p text:style-name="P1"/>
      <text:p text:style-name="P1"/>
      <text:p text:style-name="P1"/>
      <text:p text:style-name="P1"/>
      <text:p text:style-name="P1">const dataHoje = new Date();</text:p>
      <text:p text:style-name="P20">const dataNatal = new Date('2022-12-25T00:00');</text:p>
      <text:p text:style-name="P20">const timeHoje = dataHoje.getTime();</text:p>
      <text:p text:style-name="P20">const timeNatal = dataNatal.getTime();</text:p>
      <text:p text:style-name="P20">const tempoFalta = timeNatal - timeHoje;</text:p>
      <text:p text:style-name="P20">const segundos = tempoFalta / 1000;</text:p>
      <text:p text:style-name="P20">const minutos = segundos / 60;</text:p>
      <text:p text:style-name="P20">const horas = minutos / 60;</text:p>
      <text:p text:style-name="P20">if(horas &gt; 1)</text:p>
      <text:p text:style-name="P20">{</text:p>
      <text:p text:style-name="P20"><text:s text:c="4"/>console.log("Faltam "+horas+" horas para o Natal de 2022");</text:p>
      <text:p text:style-name="P20">}</text:p>
      <text:p text:style-name="P20">else</text:p>
      <text:p text:style-name="P20">{</text:p>
      <text:p text:style-name="P20"><text:s text:c="4"/>console.log("Falta "+horas+" hora para o Natal de 2022");</text:p>
      <text:p text:style-name="P20">}</text:p>
      <text:p text:style-name="P8"/>
      <text:p text:style-name="P8"/>
      <text:p text:style-name="P20"/>
      <text:p text:style-name="P20"/>
      <text:p text:style-name="P20"/>
      <text:p text:style-name="P20">let artistas = [</text:p>
      <text:p text:style-name="P20"><text:s text:c="4"/>{nome: "Han Sara", pais: "Vietnam"},</text:p>
      <text:p text:style-name="P20"><text:soft-page-break/><text:s text:c="4"/>{nome: "Lip B", pais: "Vietnam"},</text:p>
      <text:p text:style-name="P20"><text:s text:c="4"/>{nome: "Scandal", pais: "Japão"},</text:p>
      <text:p text:style-name="P20"><text:s text:c="4"/>{nome: "Silent Siren", pais: "Japão"},</text:p>
      <text:p text:style-name="P20"><text:s text:c="4"/>{nome: "The Peggies", pais: "Japão"},</text:p>
      <text:p text:style-name="P20"><text:s text:c="4"/>{nome: "Twice", pais: "Coréia do Sul"},</text:p>
      <text:p text:style-name="P20"><text:s text:c="4"/>{nome: "Hello Girls", pais: "China"},</text:p>
      <text:p text:style-name="P20">];</text:p>
      <text:p text:style-name="P20">function retornaDiaSemana()</text:p>
      <text:p text:style-name="P20">{</text:p>
      <text:p text:style-name="P20"><text:s text:c="4"/>let data = new Date();</text:p>
      <text:p text:style-name="P20"><text:s text:c="4"/>let dia = data.getDay();</text:p>
      <text:p text:style-name="P20"><text:s text:c="4"/>return dia;</text:p>
      <text:p text:style-name="P20">}</text:p>
      <text:p text:style-name="P20">function retornaArtistaDia(dia)</text:p>
      <text:p text:style-name="P20">{</text:p>
      <text:p text:style-name="P20"><text:s text:c="4"/>return artistas[dia];</text:p>
      <text:p text:style-name="P20">}</text:p>
      <text:p text:style-name="P20">let diaSemana = retornaDiaSemana();</text:p>
      <text:p text:style-name="P20">let artista = retornaArtistaDia(diaSemana);</text:p>
      <text:p text:style-name="P1">console.log(artista.nome +" - "+ artista.pais);</text:p>
      <text:p text:style-name="P8"/>
      <text:p text:style-name="P8"/>
      <text:p text:style-name="P1"/>
      <text:p text:style-name="P1"/>
      <text:p text:style-name="P1"/>
      <text:p text:style-name="P1"/>
      <text:p text:style-name="P1">const retornaMedia = (nota_1, nota_2) =&gt; {</text:p>
      <text:p text:style-name="P20"><text:s text:c="4"/>let media = (nota_1 + nota_2) / 2;</text:p>
      <text:p text:style-name="P20"><text:s text:c="4"/>return media;</text:p>
      <text:p text:style-name="P20"><text:soft-page-break/>}</text:p>
      <text:p text:style-name="P20">//export default retornaMedia;</text:p>
      <text:p text:style-name="P20">//index.js</text:p>
      <text:p text:style-name="P20">//import retornaMedia from './retornaMedia.js';</text:p>
      <text:p text:style-name="P20">let media_aluno = retornaMedia(9, 8);</text:p>
      <text:p text:style-name="P20"/>
      <text:p text:style-name="P20">if(media_aluno &gt;= 7)</text:p>
      <text:p text:style-name="P20">{</text:p>
      <text:p text:style-name="P20"><text:s text:c="4"/>console.log("Aluno aprovado! Média: " + media_aluno);</text:p>
      <text:p text:style-name="P20">}</text:p>
      <text:p text:style-name="P20">else</text:p>
      <text:p text:style-name="P20">{</text:p>
      <text:p text:style-name="P20"><text:s text:c="4"/>console.log("Aluno reprovado! Média: " + media_aluno);</text:p>
      <text:p text:style-name="P1">}</text:p>
      <text:p text:style-name="P8"/>
      <text:p text:style-name="P8"/>
      <text:p text:style-name="P20"/>
      <text:p text:style-name="P20"/>
      <text:p text:style-name="P20"/>
      <text:p text:style-name="P20">function calculaSoma(x, y){</text:p>
      <text:p text:style-name="P20"><text:s text:c="4"/>let soma = x + y;</text:p>
      <text:p text:style-name="P20"><text:s text:c="4"/>return soma;</text:p>
      <text:p text:style-name="P20">}</text:p>
      <text:p text:style-name="P20">export default calculaSoma;</text:p>
      <text:p text:style-name="P20">import calculaSoma from './calculadoraSoma.js';</text:p>
      <text:p text:style-name="P20">let x = 15;</text:p>
      <text:p text:style-name="P20"><text:soft-page-break/>let y = 22;</text:p>
      <text:p text:style-name="P1">let resultado = calculaSoma(x, y);</text:p>
      <text:p text:style-name="P8"/>
      <text:p text:style-name="P8"/>
      <text:p text:style-name="P1"/>
      <text:p text:style-name="P1"/>
      <text:p text:style-name="P1"/>
      <text:p text:style-name="P1"/>
      <text:p text:style-name="P1">//index.js (camada de exibição)</text:p>
      <text:p text:style-name="P1"/>
      <text:p text:style-name="P1">function calculaSubtracao (diferenca)</text:p>
      <text:p text:style-name="P1"/>
      <text:p text:style-name="P1">{</text:p>
      <text:p text:style-name="P1"><text:s text:c="4"/>let calculaSubtracao = x - y;</text:p>
      <text:p text:style-name="P1"><text:s text:c="4"/>return diferenca;</text:p>
      <text:p text:style-name="P1">}</text:p>
      <text:p text:style-name="P1"/>
      <text:p text:style-name="P1">//export default calculaSubtracao ;</text:p>
      <text:p text:style-name="P1"/>
      <text:p text:style-name="P1"/>
      <text:p text:style-name="P1">//import calculaSubtracao from "./calculadora.js"</text:p>
      <text:p text:style-name="P1"/>
      <text:p text:style-name="P1">let x = 10;</text:p>
      <text:p text:style-name="P1">let y = 8;</text:p>
      <text:p text:style-name="P1"/>
      <text:p text:style-name="P1">let resultado = calculaSubtracao(x, y);</text:p>
      <text:p text:style-name="P1"/>
      <text:p text:style-name="P23">console.log(resultado);</text:p>
      <text:p text:style-name="P23"/>
      <text:p text:style-name="P1"/>
      <text:p text:style-name="P1"/>
      <text:p text:style-name="P1"/>
      <text:p text:style-name="P1"/>
      <text:p text:style-name="P1">function converteCelsiusParaFahrenheit(celsius)</text:p>
      <text:p text:style-name="P20">{</text:p>
      <text:p text:style-name="P20"><text:s text:c="4"/>let fahrenheit = (celsius * 1.8) + 32;</text:p>
      <text:p text:style-name="P20"><text:s text:c="4"/>return fahrenheit;</text:p>
      <text:p text:style-name="P20">}</text:p>
      <text:p text:style-name="P20">function converteCelsiusParaKelvin(celsius)</text:p>
      <text:p text:style-name="P20">{</text:p>
      <text:p text:style-name="P20"><text:s text:c="4"/>let kelvin = celius + 273.15;</text:p>
      <text:p text:style-name="P20"><text:s text:c="4"/>return kelvin;</text:p>
      <text:p text:style-name="P20">}</text:p>
      <text:p text:style-name="P20">function converteFahrenheitParaCelsius(fahrenheit)</text:p>
      <text:p text:style-name="P20"><text:soft-page-break/>{</text:p>
      <text:p text:style-name="P20"><text:s text:c="4"/>let celsius = (fahrenheit - 32) / 1.8;</text:p>
      <text:p text:style-name="P20"><text:s text:c="4"/>return celsius;</text:p>
      <text:p text:style-name="P20">}</text:p>
      <text:p text:style-name="P20">export {converteCelsiusParaFahrenheit, converteCelsiusParaKelvin, converteFahrenheitParaCelsius};</text:p>
      <text:p text:style-name="P20"/>
      <text:p text:style-name="P20">//const converteCelsiusParaFahrenheit = (celsius) =&gt; (celsius * 1.8) + 32;</text:p>
      <text:p text:style-name="P20">//const converteCelsiusParaKelvin = (celsius) =&gt; celsius + 273.15;</text:p>
      <text:p text:style-name="P20">//const converteFahrenheitParaCelsius = (fahrenheit) =&gt; (fahrenheit - 32) / 1.8;</text:p>
      <text:p text:style-name="P20"/>
      <text:p text:style-name="P1">//export {converteCelsiusParaFahrenheit, converteCelsiusParaKelvin, converteFahrenheitParaCelsius};</text:p>
      <text:p text:style-name="P8"/>
      <text:p text:style-name="P8"/>
      <text:p text:style-name="P1"/>
      <text:p text:style-name="P1"/>
      <text:p text:style-name="P1"/>
      <text:p text:style-name="P1"/>
      <text:p text:style-name="P1">let notasAluno = [</text:p>
      <text:p text:style-name="P20"><text:s text:c="4"/>{bimestre: 1, nota: 7},</text:p>
      <text:p text:style-name="P20"><text:s text:c="4"/>{bimestre: 2, nota: 9},</text:p>
      <text:p text:style-name="P20"><text:s text:c="4"/>{bimestre: 3, nota: 10},</text:p>
      <text:p text:style-name="P20"><text:s text:c="4"/>{bimestre: 4, nota: 5},</text:p>
      <text:p text:style-name="P20">];</text:p>
      <text:p text:style-name="P20">export new notasAluno;</text:p>
      <text:p text:style-name="P20"/>
      <text:p text:style-name="P20">//dadosAluno.js</text:p>
      <text:p text:style-name="P20">//-------------------------------------------</text:p>
      <text:p text:style-name="P20">import notasAluno from './dadosAluno.js';</text:p>
      <text:p text:style-name="P20"><text:soft-page-break/>function somaNotas (total, notaAluno) {</text:p>
      <text:p text:style-name="P20"><text:s text:c="2"/>const valorTotal = total + notaAluno.nota;</text:p>
      <text:p text:style-name="P20"><text:s text:c="2"/>return valorTotal;</text:p>
      <text:p text:style-name="P20">}</text:p>
      <text:p text:style-name="P20">function calculaMedia()</text:p>
      <text:p text:style-name="P20">{</text:p>
      <text:p text:style-name="P20"><text:s text:c="4"/>let total = notasAluno.reduce(somaNotas, 0);</text:p>
      <text:p text:style-name="P20"><text:s text:c="4"/>let media = total / notasAluno.length;</text:p>
      <text:p text:style-name="P20"><text:s text:c="4"/>return media;</text:p>
      <text:p text:style-name="P20">}</text:p>
      <text:p text:style-name="P20">export new calculaMedia;</text:p>
      <text:p text:style-name="P20">//calculaMedia.js</text:p>
      <text:p text:style-name="P20">//-------------------------------------------</text:p>
      <text:p text:style-name="P20">import calculaMedia from './calculaMedia.js';;</text:p>
      <text:p text:style-name="P20">let media = calculaMedia();</text:p>
      <text:p text:style-name="P1">console.log(media);</text:p>
      <text:p text:style-name="P4"/>
      <text:p text:style-name="P4"/>
      <text:p text:style-name="Standard"/>
      <text:p text:style-name="Standard"/>
      <text:p text:style-name="Standard"/>
      <text:p text:style-name="Standard"/>
      <text:p text:style-name="P2">const carros = [</text:p>
      <text:p text:style-name="P2"><text:s text:c="2"/>{ marca: 'Fiat', modelo: 'Uno', anoFabricacao: 2015 },</text:p>
      <text:p text:style-name="P2"><text:s text:c="2"/>{ marca: 'GM', modelo: 'Onix', anoFabricacao: 2018 },</text:p>
      <text:p text:style-name="P2"><text:s text:c="2"/>{ marca: 'Ford', modelo: 'KA+', anoFabricacao: 2018 },</text:p>
      <text:p text:style-name="P2"><text:s text:c="2"/>{ marca: 'Fiat', modelo: 'Cronos', anoFabricacao: 2020 },</text:p>
      <text:p text:style-name="P2">];</text:p>
      <text:p text:style-name="P2"/>
      <text:p text:style-name="P2">//export default carros;</text:p>
      <text:p text:style-name="P2"/>
      <text:p text:style-name="P2">//dadosCarros.js</text:p>
      <text:p text:style-name="P2"/>
      <text:p text:style-name="P2">function retornarCarroFiat(carro) {</text:p>
      <text:p text:style-name="P2"><text:s text:c="4"/>return (carro.marca == 'Fiat');</text:p>
      <text:p text:style-name="P2">}</text:p>
      <text:p text:style-name="P2"/>
      <text:p text:style-name="P2"><text:soft-page-break/>//export default retornarCarroFiat;</text:p>
      <text:p text:style-name="P2"/>
      <text:p text:style-name="P2"/>
      <text:p text:style-name="P2">//import carros from './dadosCarros.js';</text:p>
      <text:p text:style-name="P2">//import retornarCarroFiatfrom <text:s/>'./retornaCarros.js';</text:p>
      <text:p text:style-name="P2"/>
      <text:p text:style-name="P2">const carrosFiat = carros.filter(retornarCarroFiat);</text:p>
      <text:p text:style-name="P2"/>
      <text:p text:style-name="P2">console.log(carrosFiat);</text:p>
      <text:p text:style-name="P2"/>
      <text:p text:style-name="P2">&gt;&gt;IMPRESSÃO&lt;&lt;</text:p>
      <text:p text:style-name="P2"/>
      <text:p text:style-name="P17">[[object Object] {</text:p>
      <text:p text:style-name="P16"><text:s text:c="2"/><text:span text:style-name="T1">anoFabricacao: 2015,</text:span></text:p>
      <text:p text:style-name="P16"><text:s text:c="2"/><text:span text:style-name="T1">marca: "Fiat",</text:span></text:p>
      <text:p text:style-name="P16"><text:s text:c="2"/><text:span text:style-name="T1">modelo: "Uno"</text:span></text:p>
      <text:p text:style-name="P15">}, [object Object] {</text:p>
      <text:p text:style-name="P16"><text:s text:c="2"/><text:span text:style-name="T1">anoFabricacao: 2020,</text:span></text:p>
      <text:p text:style-name="P16"><text:s text:c="2"/><text:span text:style-name="T1">marca: "Fiat",</text:span></text:p>
      <text:p text:style-name="P16"><text:s text:c="2"/><text:span text:style-name="T1">modelo: "Cronos"</text:span></text:p>
      <text:p text:style-name="P18">}]</text:p>
      <text:p text:style-name="P2">&gt;&gt;PARA CORRIGIR&lt;&lt;</text:p>
      <text:p text:style-name="P5"/>
      <text:p text:style-name="P5"/>
      <text:p text:style-name="P2"/>
      <text:p text:style-name="P2"/>
      <text:p text:style-name="P2"/>
      <text:p text:style-name="P2"/>
      <text:p text:style-name="P2">//converteMedidas.js</text:p>
      <text:p text:style-name="P2"/>
      <text:p text:style-name="P2">function centimetrosParaMetros(centimetros) {</text:p>
      <text:p text:style-name="P2"><text:s text:c="4"/>let metros = centimetros / 100;</text:p>
      <text:p text:style-name="P2"><text:s text:c="4"/>return metros;</text:p>
      <text:p text:style-name="P2">}</text:p>
      <text:p text:style-name="P2"/>
      <text:p text:style-name="P2">function metrosParaCentimetros(metros) {</text:p>
      <text:p text:style-name="P2"><text:s text:c="4"/>let centimetros = metros * 100;</text:p>
      <text:p text:style-name="P2"><text:s text:c="4"/>return centimetros;</text:p>
      <text:p text:style-name="P2">}</text:p>
      <text:p text:style-name="P2"/>
      <text:p text:style-name="P2">//index.js</text:p>
      <text:p text:style-name="P2"/>
      <text:p text:style-name="P2">let convertePara = 'm';</text:p>
      <text:p text:style-name="P2">let medida = 250;</text:p>
      <text:p text:style-name="P2"/>
      <text:p text:style-name="P2">if (convertePara == 'm') {</text:p>
      <text:p text:style-name="P2"><text:s text:c="4"/>let metros = centimetrosParaMetros(medida);</text:p>
      <text:p text:style-name="P2"><text:s text:c="4"/>console.log(metros + 'm');</text:p>
      <text:p text:style-name="P2">} else {</text:p>
      <text:p text:style-name="P2"><text:s text:c="4"/>let centimetros = metrosParaCentimetros(medida);</text:p>
      <text:p text:style-name="P2"><text:s text:c="4"/>console.log(centimetros + 'cm');</text:p>
      <text:p text:style-name="P5">}</text:p>
      <text:p text:style-name="P5"/>
      <text:p text:style-name="P2"/>
      <text:p text:style-name="P2"/>
      <text:p text:style-name="P2"/>
      <text:p text:style-name="P2"/>
      <text:p text:style-name="P2">function retornaAtividadeDia()</text:p>
      <text:p text:style-name="P2"/>
      <text:p text:style-name="P2">{</text:p>
      <text:p text:style-name="P2"><text:s text:c="4"/>let data = new Date();</text:p>
      <text:p text:style-name="P2"><text:soft-page-break/><text:s text:c="4"/>let diaSemana = data.getDay()</text:p>
      <text:p text:style-name="P2">;</text:p>
      <text:p text:style-name="P2"><text:s text:c="4"/>let atividades = ['Ver TB', 'Estudar', 'Desenhar', 'Jogar futebol', 'Jogar basquete', 'Correr', 'Jogar Xbox'];</text:p>
      <text:p text:style-name="P2"/>
      <text:p text:style-name="P2"><text:s text:c="4"/>return atividades[diaSemana];</text:p>
      <text:p text:style-name="P2">}</text:p>
      <text:p text:style-name="P2"/>
      <text:p text:style-name="P2">//export default atividades;</text:p>
      <text:p text:style-name="P2"/>
      <text:p text:style-name="P2">//retornaAtividades.js</text:p>
      <text:p text:style-name="P2"/>
      <text:p text:style-name="P2">//import retornaAtividadeDia from './retornaAtividades';</text:p>
      <text:p text:style-name="P2"/>
      <text:p text:style-name="P2"/>
      <text:p text:style-name="P2">let atividadeDoDia = retornaAtividadeDia();</text:p>
      <text:p text:style-name="P2"/>
      <text:p text:style-name="P2">console.log("Atividade do dia: "+atividadeDoDia);</text:p>
      <text:p text:style-name="P2"/>
      <text:p text:style-name="P5">//index.js</text:p>
      <text:p text:style-name="P5"/>
      <text:p text:style-name="P2"/>
      <text:p text:style-name="P2"/>
      <text:p text:style-name="P2"/>
      <text:p text:style-name="P2">//index.js:</text:p>
      <text:p text:style-name="P2"/>
      <text:p text:style-name="P2">//import retornaAtividadeDia from './retornaAtividades.js';</text:p>
      <text:p text:style-name="P2"/>
      <text:p text:style-name="P2">let atividadeDoDia = retornaAtividadeDia();</text:p>
      <text:p text:style-name="P2">console.log("Atividade do dia: " + atividadeDoDia);</text:p>
      <text:p text:style-name="P2">//retornaAtividades.js:</text:p>
      <text:p text:style-name="P2"/>
      <text:p text:style-name="P2">//export default</text:p>
      <text:p text:style-name="P2">function retornaAtividadeDia() {</text:p>
      <text:p text:style-name="P2"><text:s text:c="4"/>let data = new Date();</text:p>
      <text:p text:style-name="P2"><text:s text:c="4"/>let diaSemana = data.getDay();</text:p>
      <text:p text:style-name="P2"><text:s text:c="4"/>let atividades = ['Ver TV', 'Estudar', 'Desenhar', 'Jogar futebol', 'Jogar basquete', 'Correr', 'Jogar Xbox'];</text:p>
      <text:p text:style-name="P2"/>
      <text:p text:style-name="P2"><text:s text:c="4"/>return atividades[diaSemana];</text:p>
      <text:p text:style-name="P5">}</text:p>
      <text:p text:style-name="P5"/>
      <text:p text:style-name="P2"/>
      <text:p text:style-name="P2"/>
      <text:p text:style-name="P2"/>
      <text:p text:style-name="P2"/>
      <text:p text:style-name="P2">let tabela = [</text:p>
      <text:p text:style-name="P2"><text:s text:c="4"/>{time: "Azul", pontos: 46}, </text:p>
      <text:p text:style-name="P2"><text:s text:c="4"/>{time: "Amarelo", pontos: 39},</text:p>
      <text:p text:style-name="P2"><text:s text:c="4"/>{time: "Verde", pontos: 52}, </text:p>
      <text:p text:style-name="P2"><text:s text:c="4"/>{time: "Rosa", pontos: 49}, </text:p>
      <text:p text:style-name="P2"><text:s text:c="4"/>{time: "Laranja", pontos: 37}, </text:p>
      <text:p text:style-name="P2"><text:s text:c="4"/>{time: "Roxo", pontos: 23}</text:p>
      <text:p text:style-name="P2"><text:s text:c="4"/>];</text:p>
      <text:p text:style-name="P2"/>
      <text:p text:style-name="P2">function verificaTimesClassificados (time)</text:p>
      <text:p text:style-name="P2">{</text:p>
      <text:p text:style-name="P2"><text:s text:c="4"/>return (time.pontos &gt;= 40);</text:p>
      <text:p text:style-name="P2">}</text:p>
      <text:p text:style-name="P2"/>
      <text:p text:style-name="P2">let timesClassificados = tabela.filter(verificaTimesClassificados);</text:p>
      <text:p text:style-name="P2"/>
      <text:p text:style-name="P2">timesClassificados.forEach(time =&gt; {</text:p>
      <text:p text:style-name="P2"><text:soft-page-break/><text:s text:c="4"/>console.log(time.toUpperCase());</text:p>
      <text:p text:style-name="P5">});</text:p>
      <text:p text:style-name="P5"/>
      <text:p text:style-name="P2"/>
      <text:p text:style-name="P2"/>
      <text:p text:style-name="P2"/>
      <text:p text:style-name="P2"/>
      <text:p text:style-name="P2">let paises = [</text:p>
      <text:p text:style-name="P2"><text:s text:c="4"/>{nome: 'Brasil', local: 'América do Sul'},</text:p>
      <text:p text:style-name="P2"><text:s text:c="4"/>{nome: 'Estados Unidos', local: 'América do Norte'},</text:p>
      <text:p text:style-name="P2"><text:tab/>{nome: 'Argentina', local: 'América do Sul'},</text:p>
      <text:p text:style-name="P2"><text:tab/>{nome: 'Canada', local: 'América do Norte'},</text:p>
      <text:p text:style-name="P2">];</text:p>
      <text:p text:style-name="P2"/>
      <text:p text:style-name="P2">//export default paises;</text:p>
      <text:p text:style-name="P2"/>
      <text:p text:style-name="P2">//paises.js</text:p>
      <text:p text:style-name="P2"/>
      <text:p text:style-name="P2">function retornaPaisesAmericaNorte(pais)</text:p>
      <text:p text:style-name="P2">{</text:p>
      <text:p text:style-name="P2"><text:tab/>return (pais.local == 'América do Norte');</text:p>
      <text:p text:style-name="P2">}</text:p>
      <text:p text:style-name="P2"/>
      <text:p text:style-name="P2">function retornaPaisesAmericaSul(pais)</text:p>
      <text:p text:style-name="P2">{</text:p>
      <text:p text:style-name="P2"><text:tab/>return (pais.local == 'América do Sul');</text:p>
      <text:p text:style-name="P2">}</text:p>
      <text:p text:style-name="P2"/>
      <text:p text:style-name="P2"><text:span text:style-name="T7">//export {retornaPaisesAmericaNorte, retornaPaisesAmericaSul};</text:span> </text:p>
      <text:p text:style-name="P2"/>
      <text:p text:style-name="P2">//retornaPaises.js</text:p>
      <text:p text:style-name="P2"/>
      <text:p text:style-name="P2">//import paises from './paises.js';</text:p>
      <text:p text:style-name="P2">//import {retornaPaisesAmericaNorte, retornaPaisesAmericaSul} from './retornaPaises.js';</text:p>
      <text:p text:style-name="P2"/>
      <text:p text:style-name="P2">let local = 'América do Norte';</text:p>
      <text:p text:style-name="P2">let retornaPaises = [];</text:p>
      <text:p text:style-name="P2"/>
      <text:p text:style-name="P2">switch(local)</text:p>
      <text:p text:style-name="P2">{</text:p>
      <text:p text:style-name="P2"><text:s text:c="4"/></text:p>
      <text:p text:style-name="P2">case 'América do Norte':</text:p>
      <text:p text:style-name="P2"><text:s text:c="8"/>retornaPaises = paises.filter(retornaPaisesAmericaNorte)</text:p>
      <text:p text:style-name="P2">;</text:p>
      <text:p text:style-name="P2"><text:s text:c="8"/>break;</text:p>
      <text:p text:style-name="P2"><text:s text:c="4"/></text:p>
      <text:p text:style-name="P2">case 'América do Sul':</text:p>
      <text:p text:style-name="P2"><text:s text:c="8"/>retornaPaises = paises.filter(retornaPaisesAmericaSul)</text:p>
      <text:p text:style-name="P2">;</text:p>
      <text:p text:style-name="P2"><text:s text:c="8"/>break;</text:p>
      <text:p text:style-name="P2">}</text:p>
      <text:p text:style-name="P2"/>
      <text:p text:style-name="P2">retornaPaises.forEach(pais =&gt; {</text:p>
      <text:p text:style-name="P2"><text:tab/>console.log(pais.nome);</text:p>
      <text:p text:style-name="P2">});</text:p>
      <text:p text:style-name="P2"/>
      <text:p text:style-name="P5">//index.js</text:p>
      <text:p text:style-name="P5"/>
      <text:p text:style-name="P2"/>
      <text:p text:style-name="P2"/>
      <text:p text:style-name="P2"/>
      <text:p text:style-name="P2"/>
      <text:p text:style-name="P2"><text:soft-page-break/></text:p>
      <text:p text:style-name="P2">let series = [</text:p>
      <text:p text:style-name="P2"><text:s text:c="2"/>{nome: 'Loki', servico: 'Disney+'},</text:p>
      <text:p text:style-name="P2"><text:tab/>{nome: 'Friends', servico: 'HBO'},</text:p>
      <text:p text:style-name="P2"><text:tab/>{nome: 'Superman &amp; Lois', servico: 'HBO'},</text:p>
      <text:p text:style-name="P2"><text:tab/>{nome: 'WandaVision', servico: 'Disney+'},</text:p>
      <text:p text:style-name="P2">];</text:p>
      <text:p text:style-name="P2"/>
      <text:p text:style-name="P2">//export default series;</text:p>
      <text:p text:style-name="P2"/>
      <text:p text:style-name="P2">//series.js</text:p>
      <text:p text:style-name="P2"/>
      <text:p text:style-name="P2">function retornaSeriesDisney(serie)</text:p>
      <text:p text:style-name="P2">{</text:p>
      <text:p text:style-name="P2"><text:tab/>return (serie.servico == 'Disney+');</text:p>
      <text:p text:style-name="P2">}</text:p>
      <text:p text:style-name="P2"/>
      <text:p text:style-name="P2">function retornaSeriesHBO(serie)</text:p>
      <text:p text:style-name="P2">{</text:p>
      <text:p text:style-name="P2"><text:tab/>return (serie.servico == 'HBO');</text:p>
      <text:p text:style-name="P2">}</text:p>
      <text:p text:style-name="P2"/>
      <text:p text:style-name="P2">//{retornaSeriesDisney, retornaSeriesHBO};</text:p>
      <text:p text:style-name="P2"/>
      <text:p text:style-name="P2">//retornaSeries.js</text:p>
      <text:p text:style-name="P2"/>
      <text:p text:style-name="P2">//import series from './series.js';</text:p>
      <text:p text:style-name="P2">//import { retornaSeriesDisney, retornaSeriesHBO } from 'retornaSeries.js';</text:p>
      <text:p text:style-name="P2"/>
      <text:p text:style-name="P2">let servico = 'Disney';</text:p>
      <text:p text:style-name="P2">let retornaSeries = [];</text:p>
      <text:p text:style-name="P2"/>
      <text:p text:style-name="P2">switch(servico)</text:p>
      <text:p text:style-name="P2">{</text:p>
      <text:p text:style-name="P2"><text:s text:c="4"/></text:p>
      <text:p text:style-name="P2">case 'Disney':</text:p>
      <text:p text:style-name="P2"><text:s text:c="8"/>retornaSeries = series.filter(retornaSeriesDisney);</text:p>
      <text:p text:style-name="P2"><text:s text:c="8"/>break;</text:p>
      <text:p text:style-name="P2"><text:s text:c="4"/></text:p>
      <text:p text:style-name="P2">case 'HBO':</text:p>
      <text:p text:style-name="P2"><text:s text:c="8"/>retornaSeries = series.filter(retornaSeriesHBO);</text:p>
      <text:p text:style-name="P2"><text:s text:c="8"/>break;</text:p>
      <text:p text:style-name="P2">}</text:p>
      <text:p text:style-name="P2"/>
      <text:p text:style-name="P2">retornaSeries.forEach(serie =&gt; {</text:p>
      <text:p text:style-name="P2"><text:tab/>console.log(serie.nome);</text:p>
      <text:p text:style-name="P2">});</text:p>
      <text:p text:style-name="P2"/>
      <text:p text:style-name="P2">//index.js</text:p>
      <text:p text:style-name="P5"/>
      <text:p text:style-name="P5"/>
      <text:p text:style-name="P2"/>
      <text:p text:style-name="P2">let restaurantes = [</text:p>
      <text:p text:style-name="P2"><text:s text:c="3"/>{nome: 'Restaurante A', estado: 'SP'},</text:p>
      <text:p text:style-name="P2"><text:tab/>{nome: 'Restaurante B', estado: 'RJ'},</text:p>
      <text:p text:style-name="P2"><text:tab/>{nome: 'Restaurante C', estado: 'SP'},</text:p>
      <text:p text:style-name="P2"><text:tab/>{nome: 'Restaurante D', estado: 'RJ'}</text:p>
      <text:p text:style-name="P2">];</text:p>
      <text:p text:style-name="P2"/>
      <text:p text:style-name="P2">//export default restaurantes ;</text:p>
      <text:p text:style-name="P2"/>
      <text:p text:style-name="P2">//restaurantes.js</text:p>
      <text:p text:style-name="P2"/>
      <text:p text:style-name="P2"><text:soft-page-break/>function retornaRestaurantesRJ(restaurante)</text:p>
      <text:p text:style-name="P2">{</text:p>
      <text:p text:style-name="P2"><text:tab/>return (restaurante.estado == 'RJ');</text:p>
      <text:p text:style-name="P2">}</text:p>
      <text:p text:style-name="P2"/>
      <text:p text:style-name="P2">function retornaRestaurantesSP(restaurante)</text:p>
      <text:p text:style-name="P2">{</text:p>
      <text:p text:style-name="P2"><text:tab/>return (restaurante.estado == 'SP');</text:p>
      <text:p text:style-name="P2">}</text:p>
      <text:p text:style-name="P2"/>
      <text:p text:style-name="P2">//export {retornaRestaurantesRJ, retornaRestaurantesSP};</text:p>
      <text:p text:style-name="P2"/>
      <text:p text:style-name="P2">//retornaRestaurantes.js</text:p>
      <text:p text:style-name="P2"/>
      <text:p text:style-name="P2">//import restaurantes from './restaurantes.js';</text:p>
      <text:p text:style-name="P2">//import {retornaRestaurantesRJ, retornaRestaurantesSP} from './retornaRestaurantes.js';</text:p>
      <text:p text:style-name="P2"/>
      <text:p text:style-name="P2">let estado = 'RJ';</text:p>
      <text:p text:style-name="P2"/>
      <text:p text:style-name="P2">let retornaRestaurantes;</text:p>
      <text:p text:style-name="P2"/>
      <text:p text:style-name="P2">switch(estado)</text:p>
      <text:p text:style-name="P2">{</text:p>
      <text:p text:style-name="P2"><text:s text:c="4"/></text:p>
      <text:p text:style-name="P2">case 'RJ':</text:p>
      <text:p text:style-name="P2"><text:s text:c="8"/>retornaRestaurantes = restaurantes.filter(retornaRestaurantesRJ);</text:p>
      <text:p text:style-name="P2"><text:s text:c="8"/>break;</text:p>
      <text:p text:style-name="P2"><text:s text:c="4"/></text:p>
      <text:p text:style-name="P2">case 'SP':</text:p>
      <text:p text:style-name="P2"><text:s text:c="8"/>retornaRestaurantes = restaurantes.filter(retornaRestaurantesSP);</text:p>
      <text:p text:style-name="P2"><text:s text:c="8"/>break;</text:p>
      <text:p text:style-name="P2">}</text:p>
      <text:p text:style-name="P2"/>
      <text:p text:style-name="P2">retornaRestaurantes.forEach</text:p>
      <text:p text:style-name="P2">(restaurante =&gt; {</text:p>
      <text:p text:style-name="P2"><text:tab/>console.log(restaurante.nome);</text:p>
      <text:p text:style-name="P2">});</text:p>
      <text:p text:style-name="P2"/>
      <text:p text:style-name="P2">//index.js</text:p>
      <text:p text:style-name="P5"/>
      <text:p text:style-name="P5"/>
      <text:p text:style-name="P2"/>
      <text:p text:style-name="P2"/>
      <text:p text:style-name="P2"/>
      <text:p text:style-name="P2"/>
      <text:p text:style-name="P2">let produtos = [</text:p>
      <text:p text:style-name="P2"><text:s text:c="4"/>{nome: 'Geladeira', preco: 750},</text:p>
      <text:p text:style-name="P2"><text:s text:c="4"/>{nome: 'Smartphone', preco: 600},</text:p>
      <text:p text:style-name="P2"><text:s text:c="4"/>{nome: 'Tablet', preco: 300},</text:p>
      <text:p text:style-name="P2"><text:s text:c="4"/>{nome: 'Jogo para PC', preco: 200},</text:p>
      <text:p text:style-name="P2">];</text:p>
      <text:p text:style-name="P2"/>
      <text:p text:style-name="P2">function aplicaDesconto(precoProduto)</text:p>
      <text:p text:style-name="P2">{</text:p>
      <text:p text:style-name="P2"><text:s text:c="4"/>let descontoPorcento = 20;</text:p>
      <text:p text:style-name="P2"><text:s text:c="4"/>let valorDesconto = (descontoPorcento / 100) * precoProduto;</text:p>
      <text:p text:style-name="P2"><text:s text:c="4"/>let precoFinal = precoProduto - valorDesconto;</text:p>
      <text:p text:style-name="P2"/>
      <text:p text:style-name="P2"><text:s text:c="4"/>return precoFinal;</text:p>
      <text:p text:style-name="P2">}</text:p>
      <text:p text:style-name="P2"/>
      <text:p text:style-name="P2">function listaProdutos() </text:p>
      <text:p text:style-name="P2"><text:soft-page-break/>{</text:p>
      <text:p text:style-name="P2"><text:s text:c="4"/>produtos.forEach(produto =&gt; {</text:p>
      <text:p text:style-name="P2"><text:s text:c="8"/>let nomeProduto = produto.nome;</text:p>
      <text:p text:style-name="P2"><text:s text:c="8"/>let precoProduto = produto.preco;</text:p>
      <text:p text:style-name="P2"/>
      <text:p text:style-name="P2"><text:s text:c="8"/>if (precoProduto &gt; 350) {</text:p>
      <text:p text:style-name="P2"><text:s text:c="12"/>precoProduto = aplicaDesconto(precoProduto);</text:p>
      <text:p text:style-name="P2"><text:s text:c="8"/>}</text:p>
      <text:p text:style-name="P2"/>
      <text:p text:style-name="P2"><text:s text:c="8"/>console.log("Produto: "+nomeProduto+" - Preço: R$ "+precoProduto);</text:p>
      <text:p text:style-name="P2"><text:s text:c="4"/>});</text:p>
      <text:p text:style-name="P2">}</text:p>
      <text:p text:style-name="P2"/>
      <text:p text:style-name="P5">listaProdutos();</text:p>
      <text:p text:style-name="P5"/>
      <text:p text:style-name="P2"/>
      <text:p text:style-name="P2"/>
      <text:p text:style-name="P2"/>
      <text:p text:style-name="P2"/>
      <text:p text:style-name="P2">let produtos = [</text:p>
      <text:p text:style-name="P2"><text:s text:c="4"/>{nome: 'Geladeira', preco: '750'},</text:p>
      <text:p text:style-name="P2"><text:s text:c="4"/>{nome: 'Smartphone', preco: '600'},</text:p>
      <text:p text:style-name="P2"><text:s text:c="4"/>{nome: 'Tablet', preco: '300'},</text:p>
      <text:p text:style-name="P2"><text:s text:c="4"/>{nome: 'Jogo para PC', preco: '200'},</text:p>
      <text:p text:style-name="P2">];</text:p>
      <text:p text:style-name="P2"/>
      <text:p text:style-name="P2">//export default produtos;</text:p>
      <text:p text:style-name="P2"/>
      <text:p text:style-name="P2">//dadosProdutos.js</text:p>
      <text:p text:style-name="P2"/>
      <text:p text:style-name="P2"/>
      <text:p text:style-name="P2">function aplicaDesconto(precoProduto)</text:p>
      <text:p text:style-name="P2">{</text:p>
      <text:p text:style-name="P2"><text:s text:c="4"/>let descontoPorcento = 20;</text:p>
      <text:p text:style-name="P2"><text:s text:c="4"/>let valorDesconto = (descontoPorcento / 100) * precoProduto;</text:p>
      <text:p text:style-name="P2"><text:s text:c="4"/>let precoFinal = precoProduto - valorDesconto;</text:p>
      <text:p text:style-name="P2"/>
      <text:p text:style-name="P2"><text:s text:c="4"/>return precoFinal;</text:p>
      <text:p text:style-name="P2">}</text:p>
      <text:p text:style-name="P2"/>
      <text:p text:style-name="P2">function retornalistaProdutos() </text:p>
      <text:p text:style-name="P2">{</text:p>
      <text:p text:style-name="P2"><text:s text:c="4"/>let data = new Date();</text:p>
      <text:p text:style-name="P2"><text:s text:c="4"/>let mes = data.getMonth();</text:p>
      <text:p text:style-name="P2"/>
      <text:p text:style-name="P2"><text:s text:c="4"/>produtos.forEach(produto =&gt; {</text:p>
      <text:p text:style-name="P2"><text:s text:c="8"/>let nomeProduto = produto.nome;</text:p>
      <text:p text:style-name="P2"><text:s text:c="8"/>let precoProduto = produto.preco;</text:p>
      <text:p text:style-name="P2"/>
      <text:p text:style-name="P2"><text:s text:c="8"/>precoProduto = precoProduto &gt; 350 ? aplicaDesconto(precoProduto) : precoProduto;</text:p>
      <text:p text:style-name="P2"/>
      <text:p text:style-name="P2">console.log("Produto: "+nomeProduto+" - Preço: R$ "+precoProduto)</text:p>
      <text:p text:style-name="P2">});</text:p>
      <text:p text:style-name="P2">}</text:p>
      <text:p text:style-name="P2"/>
      <text:p text:style-name="P2">//export default listaProdutos;</text:p>
      <text:p text:style-name="P2"/>
      <text:p text:style-name="P2">//gerenciaProdutos.js</text:p>
      <text:p text:style-name="P2"/>
      <text:p text:style-name="P2"/>
      <text:p text:style-name="P2">//import produtos from './dadosProdutos.js';</text:p>
      <text:p text:style-name="P2">//import listaProdutos from './gerenciaProdutos.js';</text:p>
      <text:p text:style-name="P2"><text:soft-page-break/></text:p>
      <text:p text:style-name="P2">//export default(produtos);</text:p>
      <text:p text:style-name="P2"/>
      <text:p text:style-name="P2">//index.js</text:p>
      <text:p text:style-name="P5"/>
      <text:p text:style-name="P5"/>
      <text:p text:style-name="P2"/>
      <text:p text:style-name="P2"/>
      <text:p text:style-name="P2"/>
      <text:p text:style-name="P2">//import converteDolarParaReal from './converteMoedas.js';</text:p>
      <text:p text:style-name="P2"/>
      <text:p text:style-name="P2">let dolar = 25;</text:p>
      <text:p text:style-name="P2"/>
      <text:p text:style-name="P2">let real = converteDolarParaReal(dolar);</text:p>
      <text:p text:style-name="P2"/>
      <text:p text:style-name="P2">console.log(real);</text:p>
      <text:p text:style-name="P2"/>
      <text:p text:style-name="P2">// index.js (camada de exibição)</text:p>
      <text:p text:style-name="P2"/>
      <text:p text:style-name="P2">// converteMoedas.js (camada de serviço)</text:p>
      <text:p text:style-name="P2">function converteDolarParaReal(dolar)</text:p>
      <text:p text:style-name="P2">{</text:p>
      <text:p text:style-name="P2">let real = dolar * 4.95;</text:p>
      <text:p text:style-name="P2"/>
      <text:p text:style-name="P2">return real;</text:p>
      <text:p text:style-name="P2">}</text:p>
      <text:p text:style-name="P2">//export default converteDolarParaReal;</text:p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>let paises = [</text:p>
      <text:p text:style-name="P2"><text:s text:c="4"/>{nome: 'Brasil', local: 'América do Sul'},</text:p>
      <text:p text:style-name="P2"><text:s text:c="4"/>{nome: 'Estados Unidos', local: 'América do Norte'},</text:p>
      <text:p text:style-name="P2"><text:tab/>{nome: 'Argentina', local: 'América do Sul'},</text:p>
      <text:p text:style-name="P2"><text:tab/>{nome: 'Canada', local: 'América do Norte'},</text:p>
      <text:p text:style-name="P2">];</text:p>
      <text:p text:style-name="P2"/>
      <text:p text:style-name="P2">export default paises;</text:p>
      <text:p text:style-name="P2"/>
      <text:p text:style-name="P2">paises.js</text:p>
      <text:p text:style-name="P2"/>
      <text:p text:style-name="P2"/>
      <text:p text:style-name="P2">function retornaPaisesAmericaNorte(pais)</text:p>
      <text:p text:style-name="P2">{</text:p>
      <text:p text:style-name="P2"><text:tab/>return (paises.local == 'América do Norte');</text:p>
      <text:p text:style-name="P2">}</text:p>
      <text:p text:style-name="P2"/>
      <text:p text:style-name="P2">function retornaPaisesAmericaSul(pais)</text:p>
      <text:p text:style-name="P2">{</text:p>
      <text:p text:style-name="P2"><text:tab/>return (paises.local == 'América do Sul');</text:p>
      <text:p text:style-name="P2">}</text:p>
      <text:p text:style-name="P2"/>
      <text:p text:style-name="P2">export {retornaPaisesAmericaNorte, retornaPaisesAmericaSul};</text:p>
      <text:p text:style-name="P2"/>
      <text:p text:style-name="P2">retornaPaises.js</text:p>
      <text:p text:style-name="P2"/>
      <text:p text:style-name="P2"/>
      <text:p text:style-name="P2">import paises from './paises.js';</text:p>
      <text:p text:style-name="P2">import { retornaPaisesAmericaNorte, retornaPaisesAmericaSul } from <text:soft-page-break/>'./retornaPaises.js';</text:p>
      <text:p text:style-name="P2"/>
      <text:p text:style-name="P2">let local = 'América do Norte';</text:p>
      <text:p text:style-name="P2">let retornaPaises = [];</text:p>
      <text:p text:style-name="P2"/>
      <text:p text:style-name="P2">switch(local)</text:p>
      <text:p text:style-name="P2">{</text:p>
      <text:p text:style-name="P2"><text:s text:c="4"/>case 'América do Norte':</text:p>
      <text:p text:style-name="P2"><text:s text:c="8"/>retornaPaises = paise.filter(retornaPaisesAmericaNorte);</text:p>
      <text:p text:style-name="P2"><text:s text:c="8"/>break;</text:p>
      <text:p text:style-name="P2"><text:s text:c="4"/>case 'América do Sul':</text:p>
      <text:p text:style-name="P2"><text:s text:c="8"/>retornaPaises = paise.filter(retornaPaisesAmericaSul); <text:s text:c="3"/></text:p>
      <text:p text:style-name="P2"><text:s text:c="8"/>break;</text:p>
      <text:p text:style-name="P2">}</text:p>
      <text:p text:style-name="P2"/>
      <text:p text:style-name="P2">retornaPaises.forEach(pais =&gt; {</text:p>
      <text:p text:style-name="P2"><text:tab/>console.log(pais.nome);</text:p>
      <text:p text:style-name="P2">});</text:p>
      <text:p text:style-name="P2"/>
      <text:p text:style-name="P2">index.js</text:p>
      <text:p text:style-name="P5"/>
      <text:p text:style-name="P5"/>
      <text:p text:style-name="P2"/>
      <text:p text:style-name="P2"/>
      <text:p text:style-name="P2"/>
      <text:p text:style-name="P2">let tabela = [</text:p>
      <text:p text:style-name="P2">{time: "Azul", pontos: 46},</text:p>
      <text:p text:style-name="P2">{time: "Amarelo", pontos: 39},</text:p>
      <text:p text:style-name="P2">{time: "Verde", pontos: 52},</text:p>
      <text:p text:style-name="P2">{time: "Rosa", pontos: 49},</text:p>
      <text:p text:style-name="P2">{time: "Laranja", pontos: 37},</text:p>
      <text:p text:style-name="P2">{time: "Roxo", pontos: 23}</text:p>
      <text:p text:style-name="P2">];</text:p>
      <text:p text:style-name="P2"/>
      <text:p text:style-name="P2">function verificaTimesClassificados (time)</text:p>
      <text:p text:style-name="P2">{</text:p>
      <text:p text:style-name="P2">return (time.pontos &gt;= 40);</text:p>
      <text:p text:style-name="P2">}</text:p>
      <text:p text:style-name="P2"/>
      <text:p text:style-name="P2">let timesClassificados = tabela.filter(verificaTimesClassificados);</text:p>
      <text:p text:style-name="P2"/>
      <text:p text:style-name="P2">timesClassificados.forEach(time =&gt; {</text:p>
      <text:p text:style-name="P2"/>
      <text:p text:style-name="P2">console.log(time.time.toUpperCase()); </text:p>
      <text:p text:style-name="P2"/>
      <text:p text:style-name="P2">});</text:p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unction retornaAtividadeDia ()</text:p>
      <text:p text:style-name="P2"/>
      <text:p text:style-name="P2">{</text:p>
      <text:p text:style-name="P2">let data = new Date();</text:p>
      <text:p text:style-name="P2"><text:soft-page-break/>let diaSemana = data.getDay();</text:p>
      <text:p text:style-name="P2">let atividades = ['Ver TV', 'Estudar', 'Desenhar', 'Jogar futebol', 'Jogar basquete', 'Correr', 'Jogar Xbox'];</text:p>
      <text:p text:style-name="P2"/>
      <text:p text:style-name="P2">return atividades[diaSemana];</text:p>
      <text:p text:style-name="P2">}</text:p>
      <text:p text:style-name="P2"/>
      <text:p text:style-name="P2">export default retornaAtividadeDia;</text:p>
      <text:p text:style-name="P2"/>
      <text:p text:style-name="P2">retornaAtividades.js</text:p>
      <text:p text:style-name="P2"/>
      <text:p text:style-name="P2"/>
      <text:p text:style-name="P2">import retornaAtividadeDia from ./retornaAtividades.js;</text:p>
      <text:p text:style-name="P2"/>
      <text:p text:style-name="P2">let atividadeDoDia = retornaAtividadeDia();</text:p>
      <text:p text:style-name="P2"/>
      <text:p text:style-name="P2">console.log("Atividade do dia: "+atividadeDoDia);</text:p>
      <text:p text:style-name="P2"/>
      <text:p text:style-name="P2">index.js</text:p>
      <text:p text:style-name="P5"/>
      <text:p text:style-name="P5"/>
      <text:p text:style-name="P2"/>
      <text:p text:style-name="P2"/>
      <text:p text:style-name="P2">let produtos = [</text:p>
      <text:p text:style-name="P2"><text:s text:c="4"/>{nome: 'Geladeira', preco: '750'},</text:p>
      <text:p text:style-name="P2"><text:s text:c="4"/>{nome: 'Smartphone', preco: '600'},</text:p>
      <text:p text:style-name="P2"><text:s text:c="4"/>{nome: 'Tablet', preco: '300'},</text:p>
      <text:p text:style-name="P2"><text:s text:c="4"/>{nome: 'Jogo para PC', preco: '200'},</text:p>
      <text:p text:style-name="P2">];</text:p>
      <text:p text:style-name="P2"/>
      <text:p text:style-name="P2">export default produtos;</text:p>
      <text:p text:style-name="P2"/>
      <text:p text:style-name="P2">dadosProdutos.js</text:p>
      <text:p text:style-name="P2"/>
      <text:p text:style-name="P2">function aplicaDesconto(precoProduto)</text:p>
      <text:p text:style-name="P2"/>
      <text:p text:style-name="P2">{</text:p>
      <text:p text:style-name="P2"><text:s text:c="4"/>let descontoPorcento = 20;</text:p>
      <text:p text:style-name="P2"><text:s text:c="4"/>let valorDesconto = (descontoPorcento / 100) * precoProduto;</text:p>
      <text:p text:style-name="P2"><text:s text:c="4"/>let precoFinal = precoProduto - valorDesconto;</text:p>
      <text:p text:style-name="P2"/>
      <text:p text:style-name="P2"><text:s text:c="4"/></text:p>
      <text:p text:style-name="P2">return precoFinal;</text:p>
      <text:p text:style-name="P2">}</text:p>
      <text:p text:style-name="P2"/>
      <text:p text:style-name="P2">function listaProdutos(produtos)</text:p>
      <text:p text:style-name="P2"/>
      <text:p text:style-name="P2">{</text:p>
      <text:p text:style-name="P2"><text:s text:c="4"/>let data = new Date();</text:p>
      <text:p text:style-name="P2"><text:s text:c="4"/>let mes = data.getMonth();</text:p>
      <text:p text:style-name="P2"/>
      <text:p text:style-name="P2"><text:s text:c="4"/>produtos.forEach(produto =&gt; {</text:p>
      <text:p text:style-name="P2"><text:s text:c="8"/>let nomeProduto = produto.nome;</text:p>
      <text:p text:style-name="P2"><text:s text:c="8"/>let precoProduto = produto.preco;</text:p>
      <text:p text:style-name="P2"/>
      <text:p text:style-name="P2"><text:s text:c="8"/>precoProduto = precoProduto &gt; 350 ? aplicaDesconto(precoProduto) : precoProduto;</text:p>
      <text:p text:style-name="P2"/>
      <text:p text:style-name="P2"><text:s text:c="8"/>console.log("Produto: "+nomeProduto+" - Preço: R$ "+precoProduto);</text:p>
      <text:p text:style-name="P2"><text:s text:c="4"/>});</text:p>
      <text:p text:style-name="P2">}</text:p>
      <text:p text:style-name="P2"/>
      <text:p text:style-name="P2">export default listaProdutos;</text:p>
      <text:p text:style-name="P2"><text:soft-page-break/></text:p>
      <text:p text:style-name="P2">gerenciaProdutos.js</text:p>
      <text:p text:style-name="P2"/>
      <text:p text:style-name="P2">import produtos from './dadosProdutos.js';</text:p>
      <text:p text:style-name="P2">import listaProdutos from './gerenciaProdutos.js';</text:p>
      <text:p text:style-name="P2"/>
      <text:p text:style-name="P2">listaProdutos(produtos);</text:p>
      <text:p text:style-name="P2"/>
      <text:p text:style-name="P2">index.js</text:p>
      <text:p text:style-name="P5"/>
      <text:p text:style-name="P5"/>
      <text:p text:style-name="P2"/>
      <text:p text:style-name="P2">let produtos = [</text:p>
      <text:p text:style-name="P2"><text:s text:c="4"/>{nome: 'Xbox Series X', preco: '4599'},</text:p>
      <text:p text:style-name="P2"><text:s text:c="4"/>{nome: 'Xbox Series S', preco: '2799'},</text:p>
      <text:p text:style-name="P2"><text:s text:c="4"/>{nome: 'PS5', preco: '4699'},</text:p>
      <text:p text:style-name="P2"><text:s text:c="4"/>{nome: 'PS5 All-Digital', preco: '4199'},</text:p>
      <text:p text:style-name="P2">];</text:p>
      <text:p text:style-name="P2"/>
      <text:p text:style-name="P2">//export default produtos;</text:p>
      <text:p text:style-name="P2"/>
      <text:p text:style-name="P2">//dadosProdutos.js</text:p>
      <text:p text:style-name="P2"/>
      <text:p text:style-name="P2">function aplicaDesconto (precoProduto)</text:p>
      <text:p text:style-name="P2"/>
      <text:p text:style-name="P2">{</text:p>
      <text:p text:style-name="P2"><text:s text:c="4"/>let descontoPorcento = 10;</text:p>
      <text:p text:style-name="P2"><text:s text:c="4"/>let valorDesconto = (descontoPorcento / 100) * precoProduto;</text:p>
      <text:p text:style-name="P2"><text:s text:c="4"/>let precoFinal = precoProduto - valorDesconto;</text:p>
      <text:p text:style-name="P2"/>
      <text:p text:style-name="P2"><text:s text:c="4"/></text:p>
      <text:p text:style-name="P2">return precoFinal;</text:p>
      <text:p text:style-name="P2">}</text:p>
      <text:p text:style-name="P2"/>
      <text:p text:style-name="P2">function listaProdutos(produtos)</text:p>
      <text:p text:style-name="P2"/>
      <text:p text:style-name="P2">{</text:p>
      <text:p text:style-name="P2"><text:s text:c="4"/>let data = new Date();</text:p>
      <text:p text:style-name="P2"><text:s text:c="4"/>let mes = data.getMonth();</text:p>
      <text:p text:style-name="P2"/>
      <text:p text:style-name="P2"><text:s text:c="4"/>produtos.forEach</text:p>
      <text:p text:style-name="P2">(produto =&gt; {</text:p>
      <text:p text:style-name="P2"><text:s text:c="8"/>let nomeProduto = produto.nome;</text:p>
      <text:p text:style-name="P2"><text:s text:c="8"/>let precoProduto = produto.preco;</text:p>
      <text:p text:style-name="P2"/>
      <text:p text:style-name="P2"><text:s text:c="8"/>precoProduto = (mes == 10 || mes == 11) ? aplicaDesconto(precoProduto) : precoProduto;</text:p>
      <text:p text:style-name="P2"/>
      <text:p text:style-name="P2"><text:s text:c="8"/>console.log("Produto: "+nomeProduto+" - Preço: R$ "+precoProduto);</text:p>
      <text:p text:style-name="P2"><text:s text:c="4"/>});</text:p>
      <text:p text:style-name="P2">}</text:p>
      <text:p text:style-name="P2"/>
      <text:p text:style-name="P2">//export default listaProdutos;</text:p>
      <text:p text:style-name="P2"/>
      <text:p text:style-name="P2">//gerenciaProdutos.js</text:p>
      <text:p text:style-name="P2"/>
      <text:p text:style-name="P2">//import produtos from './dadosProdutos.js';</text:p>
      <text:p text:style-name="P2">//import listaProdutos from './gerenciaProdutos.js';</text:p>
      <text:p text:style-name="P2"/>
      <text:p text:style-name="P2">listaProdutos(produtos);</text:p>
      <text:p text:style-name="P2"/>
      <text:p text:style-name="P5">//index.js</text:p>
      <text:p text:style-name="P5"/>
      <text:p text:style-name="P2"><text:soft-page-break/></text:p>
      <text:p text:style-name="P2">function retornaSerieDia()</text:p>
      <text:p text:style-name="P2"/>
      <text:p text:style-name="P2">{</text:p>
      <text:p text:style-name="P2"><text:s text:c="4"/>let data = new Date();</text:p>
      <text:p text:style-name="P2"><text:s text:c="4"/>let diaSemana = data.getDay();</text:p>
      <text:p text:style-name="P2">;</text:p>
      <text:p text:style-name="P2"><text:s text:c="4"/>let series = ['Smallville', 'WandaVision', 'Loki', 'Gothan', 'Arrow', 'Flash', 'DC Legends'];</text:p>
      <text:p text:style-name="P2"/>
      <text:p text:style-name="P2"><text:s text:c="4"/>return series[diaSemana];</text:p>
      <text:p text:style-name="P2">}</text:p>
      <text:p text:style-name="P2"/>
      <text:p text:style-name="Standard"><text:span text:style-name="T6">//export default </text:span><text:span text:style-name="Source_20_Text"><text:span text:style-name="T5">retornaSerieDia</text:span></text:span><text:span text:style-name="T6">;</text:span></text:p>
      <text:p text:style-name="P2"/>
      <text:p text:style-name="P2">//retornaSeries.js</text:p>
      <text:p text:style-name="P2"/>
      <text:p text:style-name="Standard"><text:span text:style-name="T8">//</text:span><text:span text:style-name="Source_20_Text"><text:span text:style-name="T5">import retornaSerieDia from './retornaSeries.js';</text:span></text:span></text:p>
      <text:p text:style-name="P2"/>
      <text:p text:style-name="P2">let serieDoDia = retornaSerieDia();</text:p>
      <text:p text:style-name="P2"/>
      <text:p text:style-name="P2">console.log("Serie do dia: "+serieDoDia);</text:p>
      <text:p text:style-name="P2"/>
      <text:p text:style-name="P2">//index.js</text:p>
      <text:p text:style-name="P5"/>
      <text:p text:style-name="P5"/>
      <text:p text:style-name="P2"/>
      <text:p text:style-name="P2"/>
      <text:p text:style-name="P2">function retornaDiaSemana ()</text:p>
      <text:p text:style-name="P2"/>
      <text:p text:style-name="P2">{</text:p>
      <text:p text:style-name="P2"><text:s text:c="4"/>let diasDaSemana = ["Domingo", "Segunda-feira", "Terça-feira","Quarta-feira","Quinta-feira","Sexta-feira","Sábado"];</text:p>
      <text:p text:style-name="P2"><text:s text:c="4"/>let data = new Date();</text:p>
      <text:p text:style-name="P2"><text:s text:c="4"/>let dia = data.getDay();</text:p>
      <text:p text:style-name="P2"/>
      <text:p text:style-name="P2"><text:s text:c="4"/>return diasDaSemana[dia];</text:p>
      <text:p text:style-name="P2">}</text:p>
      <text:p text:style-name="P2"/>
      <text:p text:style-name="P2">let semana = retornaDiaSemana();</text:p>
      <text:p text:style-name="P2"/>
      <text:p text:style-name="P2">console.log("Hoje é "+semana);</text:p>
      <text:p text:style-name="P5"/>
      <text:p text:style-name="P5"/>
      <text:p text:style-name="P2"/>
      <text:p text:style-name="P2"/>
      <text:p text:style-name="P2"/>
      <text:p text:style-name="P2">//import celsiusParaFahrenheit from './calculadoraTemperatura.js';</text:p>
      <text:p text:style-name="P2"/>
      <text:p text:style-name="P2">let celsius = 25;</text:p>
      <text:p text:style-name="P2"/>
      <text:p text:style-name="P2">let fahrenheit = celsiusParaFahrenheit(celsius);</text:p>
      <text:p text:style-name="P2"/>
      <text:p text:style-name="P2">console.log(fahrenheit);</text:p>
      <text:p text:style-name="P2"/>
      <text:p text:style-name="P2">//index.js</text:p>
      <text:p text:style-name="P2"/>
      <text:p text:style-name="P2">function celsiusParaFahrenheit (celsius ) </text:p>
      <text:p text:style-name="P2"/>
      <text:p text:style-name="P2">{</text:p>
      <text:p text:style-name="P2"><text:s text:c="4"/>let fahrenheit = (celsius * 1.8) + 32;</text:p>
      <text:p text:style-name="P2"/>
      <text:p text:style-name="P2"><text:soft-page-break/><text:s text:c="4"/>return fahrenheit;</text:p>
      <text:p text:style-name="P2">}</text:p>
      <text:p text:style-name="P2"/>
      <text:p text:style-name="P2">//export default celsiusParaFahrenheit;</text:p>
      <text:p text:style-name="P2"/>
      <text:p text:style-name="P2">//calculadoraTemperatura.js</text:p>
      <text:p text:style-name="P5"/>
      <text:p text:style-name="P5"/>
      <text:p text:style-name="P2"/>
      <text:p text:style-name="P2">let palavrasBloqueadas = ["passaporte falso", "cartão de crédito", "gerador de CPF"];</text:p>
      <text:p text:style-name="P2"/>
      <text:p text:style-name="P2">//export default palavrasBloqueadas;</text:p>
      <text:p text:style-name="P2"/>
      <text:p text:style-name="P2">//palavrasBloqueadas.js</text:p>
      <text:p text:style-name="P2"/>
      <text:p text:style-name="P2">function verificaComentarioValido(palavraBloqueadas, comentario) {</text:p>
      <text:p text:style-name="P2"/>
      <text:p text:style-name="P2"><text:s text:c="4"/>let palavraBloqueada = true;</text:p>
      <text:p text:style-name="P2"/>
      <text:p text:style-name="P2"><text:s text:c="4"/>palavraBloqueadas.forEach(palavraBloqueada =&gt; {</text:p>
      <text:p text:style-name="P2"><text:s text:c="8"/>if(comentario.includes(palavraBloqueada) &gt; -1) {</text:p>
      <text:p text:style-name="P2"><text:s text:c="12"/>comentarioValido = false;</text:p>
      <text:p text:style-name="P2"><text:s text:c="8"/>}</text:p>
      <text:p text:style-name="P2"><text:s text:c="4"/>});</text:p>
      <text:p text:style-name="P2"/>
      <text:p text:style-name="P2"><text:s text:c="4"/>return comentarioValido;</text:p>
      <text:p text:style-name="P2">}</text:p>
      <text:p text:style-name="P2"/>
      <text:p text:style-name="P2">//export default verificaComentarioValido;</text:p>
      <text:p text:style-name="P2"/>
      <text:p text:style-name="P2">//verificaComentario.js</text:p>
      <text:p text:style-name="P2"/>
      <text:p text:style-name="P2">//import palavrasBloqueadas from './palavrasBloqueadas.js';</text:p>
      <text:p text:style-name="P2">//import verificaComentarioValido from './verificaComentario.js';</text:p>
      <text:p text:style-name="P2"/>
      <text:p text:style-name="P2">let comentario = "Compre aqui seu passaporte falso";</text:p>
      <text:p text:style-name="P2"/>
      <text:p text:style-name="P2">if(verificaComentarioValido(palavrasBloqueadas, comentario)) {</text:p>
      <text:p text:style-name="P2"><text:s text:c="4"/>console.log("Seu comentário: "+comentario);</text:p>
      <text:p text:style-name="P2">} else {</text:p>
      <text:p text:style-name="P2"><text:s text:c="4"/>console.log("Comentário bloqueado!");</text:p>
      <text:p text:style-name="P2">}</text:p>
      <text:p text:style-name="P2"/>
      <text:p text:style-name="P2">//index.js</text:p>
      <text:p text:style-name="P5"/>
      <text:p text:style-name="P5"/>
      <text:p text:style-name="P2"/>
      <text:p text:style-name="P2">let linguagem = "JavaScript";</text:p>
      <text:p text:style-name="P2">let stack = "mobile";</text:p>
      <text:p text:style-name="P2"/>
      <text:p text:style-name="P2">switch (stack) {</text:p>
      <text:p text:style-name="P2">case "back-end":</text:p>
      <text:p text:style-name="P2">console.log(`Estude Node.js para programação ${stack} em ${linguagem}`);</text:p>
      <text:p text:style-name="P2">break;</text:p>
      <text:p text:style-name="P2"/>
      <text:p text:style-name="P2">case "front-end":</text:p>
      <text:p text:style-name="P2"><text:s text:c="4"/>console.log(`Estude React para programação ${stack} em ${linguagem}`);</text:p>
      <text:p text:style-name="P2"><text:s text:c="4"/>break;</text:p>
      <text:p text:style-name="P2"/>
      <text:p text:style-name="P2">case "mobile":</text:p>
      <text:p text:style-name="P2"><text:s text:c="4"/>console.log(`Estude React Native para programação ${stack} em ${linguagem}`);</text:p>
      <text:p text:style-name="P2"><text:soft-page-break/><text:s text:c="4"/>break;</text:p>
      <text:p text:style-name="P2"/>
      <text:p text:style-name="P2">default:</text:p>
      <text:p text:style-name="P2"><text:s text:c="4"/>console.log(`Tecnologia indisponível para ${stack}`);</text:p>
      <text:p text:style-name="P2"><text:s text:c="4"/>break;</text:p>
      <text:p text:style-name="P2">}</text:p>
      <text:p text:style-name="P5"/>
      <text:p text:style-name="P5"/>
      <text:p text:style-name="P2"/>
      <text:p text:style-name="P2">let jogo = "Gears of War";</text:p>
      <text:p text:style-name="P2">let estudio = "The Coalition";</text:p>
      <text:p text:style-name="P2"/>
      <text:p text:style-name="P2">switch</text:p>
      <text:p text:style-name="P2"><text:s/>(estudio) {</text:p>
      <text:p text:style-name="P2"><text:s text:c="2"/></text:p>
      <text:p text:style-name="P2">case</text:p>
      <text:p text:style-name="P2"><text:s/>"The Coalition":</text:p>
      <text:p text:style-name="P2"><text:s text:c="4"/>console.log(`O jogo ${jogo} para Xbox foi feito pelo estúdio ${estudio }`);</text:p>
      <text:p text:style-name="P2"><text:s text:c="4"/>break;</text:p>
      <text:p text:style-name="P2"/>
      <text:p text:style-name="P2"><text:s text:c="2"/></text:p>
      <text:p text:style-name="P2">case</text:p>
      <text:p text:style-name="P2"><text:s/>"Santa Monica":</text:p>
      <text:p text:style-name="P2"><text:s text:c="4"/>console.log(`O jogo ${jogo} para PlayStation foi feito pelo estúdio ${estudio}`);</text:p>
      <text:p text:style-name="P2"><text:s text:c="4"/>break;</text:p>
      <text:p text:style-name="P2"/>
      <text:p text:style-name="P2"><text:s text:c="2"/></text:p>
      <text:p text:style-name="P2">case</text:p>
      <text:p text:style-name="P2"><text:s/>"Nintendo EAD":</text:p>
      <text:p text:style-name="P2"><text:s text:c="4"/>console.log(`O jogo ${jogo} para Nintendo Switch foi feito pelo estúdio ${estudio }`);</text:p>
      <text:p text:style-name="P2"><text:s text:c="4"/>break;</text:p>
      <text:p text:style-name="P2"/>
      <text:p text:style-name="P2"><text:s text:c="2"/></text:p>
      <text:p text:style-name="P2">default</text:p>
      <text:p text:style-name="P2">:</text:p>
      <text:p text:style-name="P2"><text:s text:c="4"/>console.log(`Estúdio inválido`);</text:p>
      <text:p text:style-name="P2"><text:s text:c="4"/>break;</text:p>
      <text:p text:style-name="P2">}</text:p>
      <text:p text:style-name="P5"/>
      <text:p text:style-name="P5"/>
      <text:p text:style-name="P2"/>
      <text:p text:style-name="P2"/>
      <text:p text:style-name="P2">let listaJogos = [];</text:p>
      <text:p text:style-name="P2"/>
      <text:p text:style-name="P2">listaJogos.push("Super Mario World");</text:p>
      <text:p text:style-name="P2">listaJogos.push("The Last of Us");</text:p>
      <text:p text:style-name="P2">listaJogos.push("Gears of War");</text:p>
      <text:p text:style-name="P2"/>
      <text:p text:style-name="P2">listaJogos.forEach(jogo =&gt; {</text:p>
      <text:p text:style-name="P2"><text:tab/>console.log(jogo);</text:p>
      <text:p text:style-name="P2">});</text:p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let palavrasBloqueadas = ["passaporte falso", "cartão de crédito", "gerador de CPF"];</text:p>
      <text:p text:style-name="P2"/>
      <text:p text:style-name="P2">//export default palavrasBloqueadas;</text:p>
      <text:p text:style-name="P2"/>
      <text:p text:style-name="P2">//palavrasBloqueadas.js</text:p>
      <text:p text:style-name="P2"/>
      <text:p text:style-name="P2"/>
      <text:p text:style-name="P2"><text:s/>function verificaComentarioValido(palavrasBloqueadas, comentario){ </text:p>
      <text:p text:style-name="P2"/>
      <text:p text:style-name="P2"/>
      <text:p text:style-name="P2">let comentarioValido = true;</text:p>
      <text:p text:style-name="P2"/>
      <text:p text:style-name="P2">palavrasBloqueadas.forEach(palavraBloqueada =&gt; {</text:p>
      <text:p text:style-name="P2"/>
      <text:p text:style-name="P2"><text:s text:c="3"/></text:p>
      <text:p text:style-name="P2"><text:s text:c="10"/>if(comentario.indexOf(palavraBloqueada) &gt; -1) <text:s/></text:p>
      <text:p text:style-name="P2"><text:s text:c="11"/></text:p>
      <text:p text:style-name="P2"/>
      <text:p text:style-name="P2"/>
      <text:p text:style-name="P2">{</text:p>
      <text:p text:style-name="P2">comentarioValido = false;</text:p>
      <text:p text:style-name="P2">}</text:p>
      <text:p text:style-name="P2">});</text:p>
      <text:p text:style-name="P2"/>
      <text:p text:style-name="P2">return comentarioValido;</text:p>
      <text:p text:style-name="P2">}</text:p>
      <text:p text:style-name="P2"/>
      <text:p text:style-name="P2">//export default verificaComentarioValido;</text:p>
      <text:p text:style-name="P2"/>
      <text:p text:style-name="P2">//verificaComentario.js</text:p>
      <text:p text:style-name="P2"/>
      <text:p text:style-name="P2"/>
      <text:p text:style-name="P2">//import palavrasBloqueadas from './palavrasBloqueadas.js';</text:p>
      <text:p text:style-name="P2">//import verificaComentarioValido from './verificaComentario.js';</text:p>
      <text:p text:style-name="P2"/>
      <text:p text:style-name="P2">let comentario = "Compre aqui seu passaporte falso";</text:p>
      <text:p text:style-name="P2"/>
      <text:p text:style-name="P2">if(verificaComentarioValido(palavrasBloqueadas, comentario))</text:p>
      <text:p text:style-name="P2">{</text:p>
      <text:p text:style-name="P2">console.log("Seu comentário: "+comentario);</text:p>
      <text:p text:style-name="P2">}</text:p>
      <text:p text:style-name="P2">else</text:p>
      <text:p text:style-name="P2">{</text:p>
      <text:p text:style-name="P2">console.log("Comentário bloqueado!");</text:p>
      <text:p text:style-name="P2">}</text:p>
      <text:p text:style-name="P2"/>
      <text:p text:style-name="P2">//index.js</text:p>
      <text:p text:style-name="P5"/>
      <text:p text:style-name="P5"/>
      <text:p text:style-name="P2"/>
      <text:p text:style-name="P2"/>
      <text:p text:style-name="P2">let frase = "Estou aprendendo JavaScript na DevMedia";</text:p>
      <text:p text:style-name="P2"/>
      <text:p text:style-name="P2">let palavra = "";</text:p>
      <text:p text:style-name="P2"/>
      <text:p text:style-name="P2">let posicao_inicio = 16;</text:p>
      <text:p text:style-name="P2">let posicao_fim = 27;</text:p>
      <text:p text:style-name="P2"/>
      <text:p text:style-name="P2">for(let i = 0; i &lt; frase.length; i++) {</text:p>
      <text:p text:style-name="P2">if(i &gt;= posicao_inicio &amp;&amp; i &lt;= posicao_fim) {</text:p>
      <text:p text:style-name="P2">palavra += frase.charAt(i);</text:p>
      <text:p text:style-name="P2"><text:soft-page-break/>}</text:p>
      <text:p text:style-name="P2">}</text:p>
      <text:p text:style-name="P2"/>
      <text:p text:style-name="P2">console.log(palavra);</text:p>
      <text:p text:style-name="P2"/>
      <text:p text:style-name="P2">let frase = "Estou aprendendo JavaScript na DevMedia";</text:p>
      <text:p text:style-name="P2"/>
      <text:p text:style-name="P2">let posicao_inicio = 16;</text:p>
      <text:p text:style-name="P2">let posicao_fim = 27;</text:p>
      <text:p text:style-name="P2"/>
      <text:p text:style-name="P2">let palavra = frase.substring(posicao_inicio, posicao_fim + 1);</text:p>
      <text:p text:style-name="P2"/>
      <text:p text:style-name="P2">console.log(palavra);</text:p>
      <text:p text:style-name="P5"/>
      <text:p text:style-name="P5"/>
      <text:p text:style-name="P2"/>
      <text:p text:style-name="P2">function converteCentimetroParaMetro(centimetro)</text:p>
      <text:p text:style-name="P2">{</text:p>
      <text:p text:style-name="P2"><text:s text:c="4"/>let metro = centimetro / 100;</text:p>
      <text:p text:style-name="P2"/>
      <text:p text:style-name="P2"><text:s text:c="4"/>return metro;</text:p>
      <text:p text:style-name="P2">}</text:p>
      <text:p text:style-name="P2"/>
      <text:p text:style-name="P2">function converteMetroParaCentimetro(metro)</text:p>
      <text:p text:style-name="P2">{</text:p>
      <text:p text:style-name="P2"><text:s text:c="4"/>let centimetro = metro * 100;</text:p>
      <text:p text:style-name="P2"/>
      <text:p text:style-name="P2"><text:s text:c="4"/>return centimetro;</text:p>
      <text:p text:style-name="P2">}</text:p>
      <text:p text:style-name="P2"/>
      <text:p text:style-name="P2">function converteMetroParaQuilometro(metro)</text:p>
      <text:p text:style-name="P2">{</text:p>
      <text:p text:style-name="P2"><text:s text:c="4"/>let quilometro = metro / 1000;</text:p>
      <text:p text:style-name="P2"/>
      <text:p text:style-name="P2"><text:s text:c="4"/>return quilometro;</text:p>
      <text:p text:style-name="P2">}</text:p>
      <text:p text:style-name="P2"/>
      <text:p text:style-name="P2">export {converteCentimetroParaMetro, converteMetroParaCentimetro, converteMetroParaQuilometro};</text:p>
      <text:p text:style-name="P2"/>
      <text:p text:style-name="P2">conversor.js</text:p>
      <text:p text:style-name="P2"/>
      <text:p text:style-name="P3">ARROW FUNCTION</text:p>
      <text:p text:style-name="P2"/>
      <text:p text:style-name="P2">const converteCentimetroParaMetro = centimetro =&gt; centimetro / 100;</text:p>
      <text:p text:style-name="P2">const converteMetroParaCentimetro = metro =&gt; metro * 100;</text:p>
      <text:p text:style-name="P2">const converteMetroParaQuilometro = metro =&gt; metro / 1000;</text:p>
      <text:p text:style-name="P2"/>
      <text:p text:style-name="P2">export {converteCentimetroParaMetro, converteMetroParaCentimetro, converteMetroParaQuilometro};</text:p>
      <text:p text:style-name="P5"/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ilipe Santos de Oliveira</meta:initial-creator>
    <meta:creation-date>2023-01-11T09:47:46.90</meta:creation-date>
    <dc:date>2023-01-14T10:35:10.82</dc:date>
    <dc:creator>Filipe Santos de Oliveira</dc:creator>
    <meta:editing-duration>P3DT47M20S</meta:editing-duration>
    <meta:editing-cycles>15</meta:editing-cycles>
    <meta:generator>OpenOffice/4.1.13$Win32 OpenOffice.org_project/4113m1$Build-9810</meta:generator>
    <meta:document-statistic meta:table-count="0" meta:image-count="0" meta:object-count="0" meta:page-count="34" meta:paragraph-count="1028" meta:word-count="3187" meta:character-count="28957"/>
  </office:meta>
</office:document-meta>
</file>